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965525" calcext:value-type="float">
            <text:p>0.169655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0037225" calcext:value-type="float">
            <text:p>0.3400372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1459375" calcext:value-type="float">
            <text:p>0.5114593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83516425" calcext:value-type="float">
            <text:p>0.6835164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55418125" calcext:value-type="float">
            <text:p>0.8554181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2657215" calcext:value-type="float">
            <text:p>1.026572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96904475" calcext:value-type="float">
            <text:p>1.1969044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6666885" calcext:value-type="float">
            <text:p>1.366668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536109975" calcext:value-type="float">
            <text:p>1.5361099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705595175" calcext:value-type="float">
            <text:p>1.7055951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8755371" calcext:value-type="float">
            <text:p>1.87553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045430625" calcext:value-type="float">
            <text:p>2.045430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213688325" calcext:value-type="float">
            <text:p>2.2136883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37938835" calcext:value-type="float">
            <text:p>2.379388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543594475" calcext:value-type="float">
            <text:p>2.5435944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70787195" calcext:value-type="float">
            <text:p>2.707871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87183515" calcext:value-type="float">
            <text:p>2.8718351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.0337994" calcext:value-type="float">
            <text:p>3.033799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1944451" calcext:value-type="float">
            <text:p>3.194445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35743865" calcext:value-type="float">
            <text:p>3.3574386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.524238925" calcext:value-type="float">
            <text:p>3.52423892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69136725" calcext:value-type="float">
            <text:p>3.691367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8549009" calcext:value-type="float">
            <text:p>3.854900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015100775" calcext:value-type="float">
            <text:p>4.01510077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.1748785" calcext:value-type="float">
            <text:p>4.174878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33479715" calcext:value-type="float">
            <text:p>4.334797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.476208125" calcext:value-type="float">
            <text:p>4.47620812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.683682325" calcext:value-type="float">
            <text:p>4.6836823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870329575" calcext:value-type="float">
            <text:p>4.87032957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045108875" calcext:value-type="float">
            <text:p>5.0451088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209592175" calcext:value-type="float">
            <text:p>5.20959217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368806875" calcext:value-type="float">
            <text:p>5.3688068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.52726525" calcext:value-type="float">
            <text:p>5.527265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.6864739" calcext:value-type="float">
            <text:p>5.686473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84666525" calcext:value-type="float">
            <text:p>5.846665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.00850625" calcext:value-type="float">
            <text:p>6.0085062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172771925" calcext:value-type="float">
            <text:p>6.1727719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.33922675" calcext:value-type="float">
            <text:p>6.339226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506711425" calcext:value-type="float">
            <text:p>6.5067114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78621" calcext:value-type="float">
            <text:p>6.78621</text:p>
          </table:table-cell>
          <table:table-cell office:value-type="float" office:value="6.6745667" calcext:value-type="float">
            <text:p>6.6745667</text:p>
          </table:table-cell>
          <table:table-cell table:formula="of:=POWER([.C41]-6.75;2)" office:value-type="float" office:value="0.00569018274889004" calcext:value-type="float">
            <text:p>0.0056901827</text:p>
          </table:table-cell>
          <table:table-cell table:formula="of:=SQRT(SUM([.D41:.D140])/100)" office:value-type="float" office:value="0.116195984305664" calcext:value-type="float">
            <text:p>0.11619598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815279" calcext:value-type="float">
            <text:p>6.815279</text:p>
          </table:table-cell>
          <table:table-cell office:value-type="float" office:value="6.673458975" calcext:value-type="float">
            <text:p>6.673458975</text:p>
          </table:table-cell>
          <table:table-cell table:formula="of:=POWER([.C42]-6.75;2)" office:value-type="float" office:value="0.00585852850805063" calcext:value-type="float">
            <text:p>0.005858528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856886" calcext:value-type="float">
            <text:p>6.856886</text:p>
          </table:table-cell>
          <table:table-cell office:value-type="float" office:value="6.672410825" calcext:value-type="float">
            <text:p>6.672410825</text:p>
          </table:table-cell>
          <table:table-cell table:formula="of:=POWER([.C43]-6.75;2)" office:value-type="float" office:value="0.00602008007718062" calcext:value-type="float">
            <text:p>0.006020080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882282" calcext:value-type="float">
            <text:p>6.882282</text:p>
          </table:table-cell>
          <table:table-cell office:value-type="float" office:value="6.670347325" calcext:value-type="float">
            <text:p>6.670347325</text:p>
          </table:table-cell>
          <table:table-cell table:formula="of:=POWER([.C44]-6.75;2)" office:value-type="float" office:value="0.00634454863465565" calcext:value-type="float">
            <text:p>0.006344548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876068" calcext:value-type="float">
            <text:p>6.876068</text:p>
          </table:table-cell>
          <table:table-cell office:value-type="float" office:value="6.666953325" calcext:value-type="float">
            <text:p>6.666953325</text:p>
          </table:table-cell>
          <table:table-cell table:formula="of:=POWER([.C45]-6.75;2)" office:value-type="float" office:value="0.00689675022855567" calcext:value-type="float">
            <text:p>0.006896750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846161" calcext:value-type="float">
            <text:p>6.846161</text:p>
          </table:table-cell>
          <table:table-cell office:value-type="float" office:value="6.663182075" calcext:value-type="float">
            <text:p>6.663182075</text:p>
          </table:table-cell>
          <table:table-cell table:formula="of:=POWER([.C46]-6.75;2)" office:value-type="float" office:value="0.00753735210130564" calcext:value-type="float">
            <text:p>0.007537352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813293" calcext:value-type="float">
            <text:p>6.813293</text:p>
          </table:table-cell>
          <table:table-cell office:value-type="float" office:value="6.660538475" calcext:value-type="float">
            <text:p>6.660538475</text:p>
          </table:table-cell>
          <table:table-cell table:formula="of:=POWER([.C47]-6.75;2)" office:value-type="float" office:value="0.00800336445532561" calcext:value-type="float">
            <text:p>0.008003364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790575" calcext:value-type="float">
            <text:p>6.790575</text:p>
          </table:table-cell>
          <table:table-cell office:value-type="float" office:value="6.660099675" calcext:value-type="float">
            <text:p>6.660099675</text:p>
          </table:table-cell>
          <table:table-cell table:formula="of:=POWER([.C48]-6.75;2)" office:value-type="float" office:value="0.00808206843510568" calcext:value-type="float">
            <text:p>0.008082068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777645" calcext:value-type="float">
            <text:p>6.777645</text:p>
          </table:table-cell>
          <table:table-cell office:value-type="float" office:value="6.661921325" calcext:value-type="float">
            <text:p>6.661921325</text:p>
          </table:table-cell>
          <table:table-cell table:formula="of:=POWER([.C49]-6.75;2)" office:value-type="float" office:value="0.00775785298975566" calcext:value-type="float">
            <text:p>0.00775785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779408" calcext:value-type="float">
            <text:p>6.779408</text:p>
          </table:table-cell>
          <table:table-cell office:value-type="float" office:value="6.664959125" calcext:value-type="float">
            <text:p>6.664959125</text:p>
          </table:table-cell>
          <table:table-cell table:formula="of:=POWER([.C50]-6.75;2)" office:value-type="float" office:value="0.00723195042076559" calcext:value-type="float">
            <text:p>0.00723195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97677" calcext:value-type="float">
            <text:p>6.797677</text:p>
          </table:table-cell>
          <table:table-cell office:value-type="float" office:value="6.66760425" calcext:value-type="float">
            <text:p>6.66760425</text:p>
          </table:table-cell>
          <table:table-cell table:formula="of:=POWER([.C51]-6.75;2)" office:value-type="float" office:value="0.00678905961806248" calcext:value-type="float">
            <text:p>0.006789059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795741" calcext:value-type="float">
            <text:p>6.795741</text:p>
          </table:table-cell>
          <table:table-cell office:value-type="float" office:value="6.66895845" calcext:value-type="float">
            <text:p>6.66895845</text:p>
          </table:table-cell>
          <table:table-cell table:formula="of:=POWER([.C52]-6.75;2)" office:value-type="float" office:value="0.00656773282640252" calcext:value-type="float">
            <text:p>0.006567732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730308" calcext:value-type="float">
            <text:p>6.730308</text:p>
          </table:table-cell>
          <table:table-cell office:value-type="float" office:value="6.669946725" calcext:value-type="float">
            <text:p>6.669946725</text:p>
          </table:table-cell>
          <table:table-cell table:formula="of:=POWER([.C53]-6.75;2)" office:value-type="float" office:value="0.00640852683822563" calcext:value-type="float">
            <text:p>0.006408526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628001" calcext:value-type="float">
            <text:p>6.628001</text:p>
          </table:table-cell>
          <table:table-cell office:value-type="float" office:value="6.67250355" calcext:value-type="float">
            <text:p>6.67250355</text:p>
          </table:table-cell>
          <table:table-cell table:formula="of:=POWER([.C54]-6.75;2)" office:value-type="float" office:value="0.00600569976260249" calcext:value-type="float">
            <text:p>0.006005699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568245" calcext:value-type="float">
            <text:p>6.568245</text:p>
          </table:table-cell>
          <table:table-cell office:value-type="float" office:value="6.677411225" calcext:value-type="float">
            <text:p>6.677411225</text:p>
          </table:table-cell>
          <table:table-cell table:formula="of:=POWER([.C55]-6.75;2)" office:value-type="float" office:value="0.0052691302560006" calcext:value-type="float">
            <text:p>0.005269130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571099" calcext:value-type="float">
            <text:p>6.571099</text:p>
          </table:table-cell>
          <table:table-cell office:value-type="float" office:value="6.6836472" calcext:value-type="float">
            <text:p>6.6836472</text:p>
          </table:table-cell>
          <table:table-cell table:formula="of:=POWER([.C56]-6.75;2)" office:value-type="float" office:value="0.00440269406783997" calcext:value-type="float">
            <text:p>0.004402694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558528" calcext:value-type="float">
            <text:p>6.558528</text:p>
          </table:table-cell>
          <table:table-cell office:value-type="float" office:value="6.690058875" calcext:value-type="float">
            <text:p>6.690058875</text:p>
          </table:table-cell>
          <table:table-cell table:formula="of:=POWER([.C57]-6.75;2)" office:value-type="float" office:value="0.00359293846626562" calcext:value-type="float">
            <text:p>0.003592938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47857" calcext:value-type="float">
            <text:p>6.47857</text:p>
          </table:table-cell>
          <table:table-cell office:value-type="float" office:value="6.6968838" calcext:value-type="float">
            <text:p>6.6968838</text:p>
          </table:table-cell>
          <table:table-cell table:formula="of:=POWER([.C58]-6.75;2)" office:value-type="float" office:value="0.00282133070243998" calcext:value-type="float">
            <text:p>0.002821330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425828" calcext:value-type="float">
            <text:p>6.425828</text:p>
          </table:table-cell>
          <table:table-cell office:value-type="float" office:value="6.70476385" calcext:value-type="float">
            <text:p>6.70476385</text:p>
          </table:table-cell>
          <table:table-cell table:formula="of:=POWER([.C59]-6.75;2)" office:value-type="float" office:value="0.0020463092668225" calcext:value-type="float">
            <text:p>0.002046309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519742" calcext:value-type="float">
            <text:p>6.519742</text:p>
          </table:table-cell>
          <table:table-cell office:value-type="float" office:value="6.712198875" calcext:value-type="float">
            <text:p>6.712198875</text:p>
          </table:table-cell>
          <table:table-cell table:formula="of:=POWER([.C60]-6.75;2)" office:value-type="float" office:value="0.0014289250512656" calcext:value-type="float">
            <text:p>0.001428925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672011" calcext:value-type="float">
            <text:p>6.672011</text:p>
          </table:table-cell>
          <table:table-cell office:value-type="float" office:value="6.71579475" calcext:value-type="float">
            <text:p>6.71579475</text:p>
          </table:table-cell>
          <table:table-cell table:formula="of:=POWER([.C61]-6.75;2)" office:value-type="float" office:value="0.00116999912756252" calcext:value-type="float">
            <text:p>0.001169999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685133" calcext:value-type="float">
            <text:p>6.685133</text:p>
          </table:table-cell>
          <table:table-cell office:value-type="float" office:value="6.7149324" calcext:value-type="float">
            <text:p>6.7149324</text:p>
          </table:table-cell>
          <table:table-cell table:formula="of:=POWER([.C62]-6.75;2)" office:value-type="float" office:value="0.00122973656975998" calcext:value-type="float">
            <text:p>0.001229736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41346" calcext:value-type="float">
            <text:p>6.541346</text:p>
          </table:table-cell>
          <table:table-cell office:value-type="float" office:value="6.713750625" calcext:value-type="float">
            <text:p>6.713750625</text:p>
          </table:table-cell>
          <table:table-cell table:formula="of:=POWER([.C63]-6.75;2)" office:value-type="float" office:value="0.0013140171878906" calcext:value-type="float">
            <text:p>0.001314017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407995" calcext:value-type="float">
            <text:p>6.407995</text:p>
          </table:table-cell>
          <table:table-cell office:value-type="float" office:value="6.71649895" calcext:value-type="float">
            <text:p>6.71649895</text:p>
          </table:table-cell>
          <table:table-cell table:formula="of:=POWER([.C64]-6.75;2)" office:value-type="float" office:value="0.00112232035110249" calcext:value-type="float">
            <text:p>0.001122320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391109" calcext:value-type="float">
            <text:p>6.391109</text:p>
          </table:table-cell>
          <table:table-cell office:value-type="float" office:value="6.722589475" calcext:value-type="float">
            <text:p>6.722589475</text:p>
          </table:table-cell>
          <table:table-cell table:formula="of:=POWER([.C65]-6.75;2)" office:value-type="float" office:value="0.000751336880775605" calcext:value-type="float">
            <text:p>0.000751336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396746" calcext:value-type="float">
            <text:p>6.396746</text:p>
          </table:table-cell>
          <table:table-cell office:value-type="float" office:value="6.72790795" calcext:value-type="float">
            <text:p>6.72790795</text:p>
          </table:table-cell>
          <table:table-cell table:formula="of:=POWER([.C66]-6.75;2)" office:value-type="float" office:value="0.000488058673202516" calcext:value-type="float">
            <text:p>0.000488058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656439" calcext:value-type="float">
            <text:p>5.656439</text:p>
          </table:table-cell>
          <table:table-cell office:value-type="float" office:value="6.7308019" calcext:value-type="float">
            <text:p>6.7308019</text:p>
          </table:table-cell>
          <table:table-cell table:formula="of:=POWER([.C67]-6.75;2)" office:value-type="float" office:value="0.000368567043609987" calcext:value-type="float">
            <text:p>0.0003685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298968" calcext:value-type="float">
            <text:p>8.298968</text:p>
          </table:table-cell>
          <table:table-cell office:value-type="float" office:value="6.7501595" calcext:value-type="float">
            <text:p>6.7501595</text:p>
          </table:table-cell>
          <table:table-cell table:formula="of:=POWER([.C68]-6.75;2)" office:value-type="float" office:value="0.0000000254402499998871" calcext:value-type="float">
            <text:p>2.54402499998871E-0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46589" calcext:value-type="float">
            <text:p>7.46589</text:p>
          </table:table-cell>
          <table:table-cell office:value-type="float" office:value="6.702543275" calcext:value-type="float">
            <text:p>6.702543275</text:p>
          </table:table-cell>
          <table:table-cell table:formula="of:=POWER([.C69]-6.75;2)" office:value-type="float" office:value="0.00225214074772562" calcext:value-type="float">
            <text:p>0.002252140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991172" calcext:value-type="float">
            <text:p>6.991172</text:p>
          </table:table-cell>
          <table:table-cell office:value-type="float" office:value="6.67552445" calcext:value-type="float">
            <text:p>6.67552445</text:p>
          </table:table-cell>
          <table:table-cell table:formula="of:=POWER([.C70]-6.75;2)" office:value-type="float" office:value="0.00554660754780248" calcext:value-type="float">
            <text:p>0.00554660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579332" calcext:value-type="float">
            <text:p>6.579332</text:p>
          </table:table-cell>
          <table:table-cell office:value-type="float" office:value="6.660231275" calcext:value-type="float">
            <text:p>6.660231275</text:p>
          </table:table-cell>
          <table:table-cell table:formula="of:=POWER([.C71]-6.75;2)" office:value-type="float" office:value="0.0080584239881256" calcext:value-type="float">
            <text:p>0.00805842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368588" calcext:value-type="float">
            <text:p>6.368588</text:p>
          </table:table-cell>
          <table:table-cell office:value-type="float" office:value="6.6555712" calcext:value-type="float">
            <text:p>6.6555712</text:p>
          </table:table-cell>
          <table:table-cell table:formula="of:=POWER([.C72]-6.75;2)" office:value-type="float" office:value="0.00891679826944004" calcext:value-type="float">
            <text:p>0.008916798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338335" calcext:value-type="float">
            <text:p>6.338335</text:p>
          </table:table-cell>
          <table:table-cell office:value-type="float" office:value="6.657879" calcext:value-type="float">
            <text:p>6.657879</text:p>
          </table:table-cell>
          <table:table-cell table:formula="of:=POWER([.C73]-6.75;2)" office:value-type="float" office:value="0.00848627864099994" calcext:value-type="float">
            <text:p>0.008486278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368346" calcext:value-type="float">
            <text:p>6.368346</text:p>
          </table:table-cell>
          <table:table-cell office:value-type="float" office:value="6.663907875" calcext:value-type="float">
            <text:p>6.663907875</text:p>
          </table:table-cell>
          <table:table-cell table:formula="of:=POWER([.C74]-6.75;2)" office:value-type="float" office:value="0.0074118539870157" calcext:value-type="float">
            <text:p>0.00741185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407654" calcext:value-type="float">
            <text:p>6.407654</text:p>
          </table:table-cell>
          <table:table-cell office:value-type="float" office:value="6.669127875" calcext:value-type="float">
            <text:p>6.669127875</text:p>
          </table:table-cell>
          <table:table-cell table:formula="of:=POWER([.C75]-6.75;2)" office:value-type="float" office:value="0.00654030060201562" calcext:value-type="float">
            <text:p>0.006540300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47364" calcext:value-type="float">
            <text:p>6.47364</text:p>
          </table:table-cell>
          <table:table-cell office:value-type="float" office:value="6.67549175" calcext:value-type="float">
            <text:p>6.67549175</text:p>
          </table:table-cell>
          <table:table-cell table:formula="of:=POWER([.C76]-6.75;2)" office:value-type="float" office:value="0.00555147931806251" calcext:value-type="float">
            <text:p>0.005551479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570627" calcext:value-type="float">
            <text:p>6.570627</text:p>
          </table:table-cell>
          <table:table-cell office:value-type="float" office:value="6.6754408" calcext:value-type="float">
            <text:p>6.6754408</text:p>
          </table:table-cell>
          <table:table-cell table:formula="of:=POWER([.C77]-6.75;2)" office:value-type="float" office:value="0.00555907430464006" calcext:value-type="float">
            <text:p>0.005559074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658193" calcext:value-type="float">
            <text:p>6.658193</text:p>
          </table:table-cell>
          <table:table-cell office:value-type="float" office:value="6.667007875" calcext:value-type="float">
            <text:p>6.667007875</text:p>
          </table:table-cell>
          <table:table-cell table:formula="of:=POWER([.C78]-6.75;2)" office:value-type="float" office:value="0.00688769281201556" calcext:value-type="float">
            <text:p>0.006887692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699387" calcext:value-type="float">
            <text:p>6.699387</text:p>
          </table:table-cell>
          <table:table-cell office:value-type="float" office:value="6.65442115" calcext:value-type="float">
            <text:p>6.65442115</text:p>
          </table:table-cell>
          <table:table-cell table:formula="of:=POWER([.C79]-6.75;2)" office:value-type="float" office:value="0.00913531656732248" calcext:value-type="float">
            <text:p>0.009135316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714211" calcext:value-type="float">
            <text:p>6.714211</text:p>
          </table:table-cell>
          <table:table-cell office:value-type="float" office:value="6.64437565" calcext:value-type="float">
            <text:p>6.64437565</text:p>
          </table:table-cell>
          <table:table-cell table:formula="of:=POWER([.C80]-6.75;2)" office:value-type="float" office:value="0.0111565033129226" calcext:value-type="float">
            <text:p>0.011156503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741901" calcext:value-type="float">
            <text:p>6.741901</text:p>
          </table:table-cell>
          <table:table-cell office:value-type="float" office:value="6.637663825" calcext:value-type="float">
            <text:p>6.637663825</text:p>
          </table:table-cell>
          <table:table-cell table:formula="of:=POWER([.C81]-6.75;2)" office:value-type="float" office:value="0.0126194162136307" calcext:value-type="float">
            <text:p>0.012619416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773353" calcext:value-type="float">
            <text:p>6.773353</text:p>
          </table:table-cell>
          <table:table-cell office:value-type="float" office:value="6.628159375" calcext:value-type="float">
            <text:p>6.628159375</text:p>
          </table:table-cell>
          <table:table-cell table:formula="of:=POWER([.C82]-6.75;2)" office:value-type="float" office:value="0.0148451379003906" calcext:value-type="float">
            <text:p>0.014845137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774346" calcext:value-type="float">
            <text:p>6.774346</text:p>
          </table:table-cell>
          <table:table-cell office:value-type="float" office:value="6.6115761" calcext:value-type="float">
            <text:p>6.6115761</text:p>
          </table:table-cell>
          <table:table-cell table:formula="of:=POWER([.C83]-6.75;2)" office:value-type="float" office:value="0.0191611760912101" calcext:value-type="float">
            <text:p>0.019161176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746522" calcext:value-type="float">
            <text:p>6.746522</text:p>
          </table:table-cell>
          <table:table-cell office:value-type="float" office:value="6.593403875" calcext:value-type="float">
            <text:p>6.593403875</text:p>
          </table:table-cell>
          <table:table-cell table:formula="of:=POWER([.C84]-6.75;2)" office:value-type="float" office:value="0.0245223463650157" calcext:value-type="float">
            <text:p>0.024522346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725218" calcext:value-type="float">
            <text:p>6.725218</text:p>
          </table:table-cell>
          <table:table-cell office:value-type="float" office:value="6.58393815" calcext:value-type="float">
            <text:p>6.58393815</text:p>
          </table:table-cell>
          <table:table-cell table:formula="of:=POWER([.C85]-6.75;2)" office:value-type="float" office:value="0.0275765380254226" calcext:value-type="float">
            <text:p>0.02757653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740417" calcext:value-type="float">
            <text:p>6.740417</text:p>
          </table:table-cell>
          <table:table-cell office:value-type="float" office:value="6.5860652" calcext:value-type="float">
            <text:p>6.5860652</text:p>
          </table:table-cell>
          <table:table-cell table:formula="of:=POWER([.C86]-6.75;2)" office:value-type="float" office:value="0.0268746186510399" calcext:value-type="float">
            <text:p>0.026874618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795741" calcext:value-type="float">
            <text:p>6.795741</text:p>
          </table:table-cell>
          <table:table-cell office:value-type="float" office:value="6.59375175" calcext:value-type="float">
            <text:p>6.59375175</text:p>
          </table:table-cell>
          <table:table-cell table:formula="of:=POWER([.C87]-6.75;2)" office:value-type="float" office:value="0.0244135156280625" calcext:value-type="float">
            <text:p>0.024413515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863441" calcext:value-type="float">
            <text:p>6.863441</text:p>
          </table:table-cell>
          <table:table-cell office:value-type="float" office:value="6.59966795" calcext:value-type="float">
            <text:p>6.59966795</text:p>
          </table:table-cell>
          <table:table-cell table:formula="of:=POWER([.C88]-6.75;2)" office:value-type="float" office:value="0.0225997252572026" calcext:value-type="float">
            <text:p>0.022599725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899157" calcext:value-type="float">
            <text:p>6.899157</text:p>
          </table:table-cell>
          <table:table-cell office:value-type="float" office:value="6.6008771" calcext:value-type="float">
            <text:p>6.6008771</text:p>
          </table:table-cell>
          <table:table-cell table:formula="of:=POWER([.C89]-6.75;2)" office:value-type="float" office:value="0.02223763930441" calcext:value-type="float">
            <text:p>0.022237639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885213" calcext:value-type="float">
            <text:p>6.885213</text:p>
          </table:table-cell>
          <table:table-cell office:value-type="float" office:value="6.5986794" calcext:value-type="float">
            <text:p>6.5986794</text:p>
          </table:table-cell>
          <table:table-cell table:formula="of:=POWER([.C90]-6.75;2)" office:value-type="float" office:value="0.02289792398436" calcext:value-type="float">
            <text:p>0.02289792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851845" calcext:value-type="float">
            <text:p>6.851845</text:p>
          </table:table-cell>
          <table:table-cell office:value-type="float" office:value="6.595568825" calcext:value-type="float">
            <text:p>6.595568825</text:p>
          </table:table-cell>
          <table:table-cell table:formula="of:=POWER([.C91]-6.75;2)" office:value-type="float" office:value="0.0238489878118806" calcext:value-type="float">
            <text:p>0.023848987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835272" calcext:value-type="float">
            <text:p>6.835272</text:p>
          </table:table-cell>
          <table:table-cell office:value-type="float" office:value="6.593086975" calcext:value-type="float">
            <text:p>6.593086975</text:p>
          </table:table-cell>
          <table:table-cell table:formula="of:=POWER([.C92]-6.75;2)" office:value-type="float" office:value="0.0246216974146505" calcext:value-type="float">
            <text:p>0.024621697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832581" calcext:value-type="float">
            <text:p>6.832581</text:p>
          </table:table-cell>
          <table:table-cell office:value-type="float" office:value="6.5916039" calcext:value-type="float">
            <text:p>6.5916039</text:p>
          </table:table-cell>
          <table:table-cell table:formula="of:=POWER([.C93]-6.75;2)" office:value-type="float" office:value="0.02508932449521" calcext:value-type="float">
            <text:p>0.025089324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824308" calcext:value-type="float">
            <text:p>6.824308</text:p>
          </table:table-cell>
          <table:table-cell office:value-type="float" office:value="6.59120465" calcext:value-type="float">
            <text:p>6.59120465</text:p>
          </table:table-cell>
          <table:table-cell table:formula="of:=POWER([.C94]-6.75;2)" office:value-type="float" office:value="0.0252159631816225" calcext:value-type="float">
            <text:p>0.025215963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817684" calcext:value-type="float">
            <text:p>6.817684</text:p>
          </table:table-cell>
          <table:table-cell office:value-type="float" office:value="6.591936075" calcext:value-type="float">
            <text:p>6.591936075</text:p>
          </table:table-cell>
          <table:table-cell table:formula="of:=POWER([.C95]-6.75;2)" office:value-type="float" office:value="0.0249842043864058" calcext:value-type="float">
            <text:p>0.024984204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827566" calcext:value-type="float">
            <text:p>6.827566</text:p>
          </table:table-cell>
          <table:table-cell office:value-type="float" office:value="6.59304155" calcext:value-type="float">
            <text:p>6.59304155</text:p>
          </table:table-cell>
          <table:table-cell table:formula="of:=POWER([.C96]-6.75;2)" office:value-type="float" office:value="0.0246359550264026" calcext:value-type="float">
            <text:p>0.02463595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831525" calcext:value-type="float">
            <text:p>6.831525</text:p>
          </table:table-cell>
          <table:table-cell office:value-type="float" office:value="6.5932877" calcext:value-type="float">
            <text:p>6.5932877</text:p>
          </table:table-cell>
          <table:table-cell table:formula="of:=POWER([.C97]-6.75;2)" office:value-type="float" office:value="0.0245587449712899" calcext:value-type="float">
            <text:p>0.02455874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93772" calcext:value-type="float">
            <text:p>6.793772</text:p>
          </table:table-cell>
          <table:table-cell office:value-type="float" office:value="6.592888775" calcext:value-type="float">
            <text:p>6.592888775</text:p>
          </table:table-cell>
          <table:table-cell table:formula="of:=POWER([.C98]-6.75;2)" office:value-type="float" office:value="0.0246839370210005" calcext:value-type="float">
            <text:p>0.02468393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23229" calcext:value-type="float">
            <text:p>6.723229</text:p>
          </table:table-cell>
          <table:table-cell office:value-type="float" office:value="6.593814175" calcext:value-type="float">
            <text:p>6.593814175</text:p>
          </table:table-cell>
          <table:table-cell table:formula="of:=POWER([.C99]-6.75;2)" office:value-type="float" office:value="0.0243940119309305" calcext:value-type="float">
            <text:p>0.024394011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663577" calcext:value-type="float">
            <text:p>6.663577</text:p>
          </table:table-cell>
          <table:table-cell office:value-type="float" office:value="6.59733595" calcext:value-type="float">
            <text:p>6.59733595</text:p>
          </table:table-cell>
          <table:table-cell table:formula="of:=POWER([.C100]-6.75;2)" office:value-type="float" office:value="0.0233063121624026" calcext:value-type="float">
            <text:p>0.023306312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37517" calcext:value-type="float">
            <text:p>6.637517</text:p>
          </table:table-cell>
          <table:table-cell office:value-type="float" office:value="6.60260625" calcext:value-type="float">
            <text:p>6.60260625</text:p>
          </table:table-cell>
          <table:table-cell table:formula="of:=POWER([.C101]-6.75;2)" office:value-type="float" office:value="0.0217249175390625" calcext:value-type="float">
            <text:p>0.021724917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637862" calcext:value-type="float">
            <text:p>6.637862</text:p>
          </table:table-cell>
          <table:table-cell office:value-type="float" office:value="6.6080875" calcext:value-type="float">
            <text:p>6.6080875</text:p>
          </table:table-cell>
          <table:table-cell table:formula="of:=POWER([.C102]-6.75;2)" office:value-type="float" office:value="0.02013915765625" calcext:value-type="float">
            <text:p>0.020139157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651279" calcext:value-type="float">
            <text:p>6.651279</text:p>
          </table:table-cell>
          <table:table-cell office:value-type="float" office:value="6.612738625" calcext:value-type="float">
            <text:p>6.612738625</text:p>
          </table:table-cell>
          <table:table-cell table:formula="of:=POWER([.C103]-6.75;2)" office:value-type="float" office:value="0.0188406850668905" calcext:value-type="float">
            <text:p>0.018840685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651616" calcext:value-type="float">
            <text:p>6.651616</text:p>
          </table:table-cell>
          <table:table-cell office:value-type="float" office:value="6.615695375" calcext:value-type="float">
            <text:p>6.615695375</text:p>
          </table:table-cell>
          <table:table-cell table:formula="of:=POWER([.C104]-6.75;2)" office:value-type="float" office:value="0.0180377322963907" calcext:value-type="float">
            <text:p>0.018037732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603848" calcext:value-type="float">
            <text:p>6.603848</text:p>
          </table:table-cell>
          <table:table-cell office:value-type="float" office:value="6.616909925" calcext:value-type="float">
            <text:p>6.616909925</text:p>
          </table:table-cell>
          <table:table-cell table:formula="of:=POWER([.C105]-6.75;2)" office:value-type="float" office:value="0.0177129680635057" calcext:value-type="float">
            <text:p>0.017712968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512504" calcext:value-type="float">
            <text:p>6.512504</text:p>
          </table:table-cell>
          <table:table-cell office:value-type="float" office:value="6.618327725" calcext:value-type="float">
            <text:p>6.618327725</text:p>
          </table:table-cell>
          <table:table-cell table:formula="of:=POWER([.C106]-6.75;2)" office:value-type="float" office:value="0.0173375880036755" calcext:value-type="float">
            <text:p>0.01733758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430743" calcext:value-type="float">
            <text:p>6.430743</text:p>
          </table:table-cell>
          <table:table-cell office:value-type="float" office:value="6.6224827" calcext:value-type="float">
            <text:p>6.6224827</text:p>
          </table:table-cell>
          <table:table-cell table:formula="of:=POWER([.C107]-6.75;2)" office:value-type="float" office:value="0.01626066179929" calcext:value-type="float">
            <text:p>0.016260661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394319" calcext:value-type="float">
            <text:p>6.394319</text:p>
          </table:table-cell>
          <table:table-cell office:value-type="float" office:value="6.62961175" calcext:value-type="float">
            <text:p>6.62961175</text:p>
          </table:table-cell>
          <table:table-cell table:formula="of:=POWER([.C108]-6.75;2)" office:value-type="float" office:value="0.0144933307380624" calcext:value-type="float">
            <text:p>0.014493330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385137" calcext:value-type="float">
            <text:p>6.385137</text:p>
          </table:table-cell>
          <table:table-cell office:value-type="float" office:value="6.63737165" calcext:value-type="float">
            <text:p>6.63737165</text:p>
          </table:table-cell>
          <table:table-cell table:formula="of:=POWER([.C109]-6.75;2)" office:value-type="float" office:value="0.0126851452237224" calcext:value-type="float">
            <text:p>0.012685145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379445" calcext:value-type="float">
            <text:p>6.379445</text:p>
          </table:table-cell>
          <table:table-cell office:value-type="float" office:value="6.64314735" calcext:value-type="float">
            <text:p>6.64314735</text:p>
          </table:table-cell>
          <table:table-cell table:formula="of:=POWER([.C110]-6.75;2)" office:value-type="float" office:value="0.0114174888120226" calcext:value-type="float">
            <text:p>0.011417488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392929" calcext:value-type="float">
            <text:p>6.392929</text:p>
          </table:table-cell>
          <table:table-cell office:value-type="float" office:value="6.6457613" calcext:value-type="float">
            <text:p>6.6457613</text:p>
          </table:table-cell>
          <table:table-cell table:formula="of:=POWER([.C111]-6.75;2)" office:value-type="float" office:value="0.01086570657769" calcext:value-type="float">
            <text:p>0.010865706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4609" calcext:value-type="float">
            <text:p>6.4609</text:p>
          </table:table-cell>
          <table:table-cell office:value-type="float" office:value="6.6458919" calcext:value-type="float">
            <text:p>6.6458919</text:p>
          </table:table-cell>
          <table:table-cell table:formula="of:=POWER([.C112]-6.75;2)" office:value-type="float" office:value="0.0108384964856101" calcext:value-type="float">
            <text:p>0.010838496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57949" calcext:value-type="float">
            <text:p>6.57949</text:p>
          </table:table-cell>
          <table:table-cell office:value-type="float" office:value="6.64591355" calcext:value-type="float">
            <text:p>6.64591355</text:p>
          </table:table-cell>
          <table:table-cell table:formula="of:=POWER([.C113]-6.75;2)" office:value-type="float" office:value="0.0108339890736024" calcext:value-type="float">
            <text:p>0.010833989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577146" calcext:value-type="float">
            <text:p>6.577146</text:p>
          </table:table-cell>
          <table:table-cell office:value-type="float" office:value="6.647989175" calcext:value-type="float">
            <text:p>6.647989175</text:p>
          </table:table-cell>
          <table:table-cell table:formula="of:=POWER([.C114]-6.75;2)" office:value-type="float" office:value="0.0104062084171806" calcext:value-type="float">
            <text:p>0.010406208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662209" calcext:value-type="float">
            <text:p>6.662209</text:p>
          </table:table-cell>
          <table:table-cell office:value-type="float" office:value="6.65364395" calcext:value-type="float">
            <text:p>6.65364395</text:p>
          </table:table-cell>
          <table:table-cell table:formula="of:=POWER([.C115]-6.75;2)" office:value-type="float" office:value="0.00928448837160246" calcext:value-type="float">
            <text:p>0.009284488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471602" calcext:value-type="float">
            <text:p>6.471602</text:p>
          </table:table-cell>
          <table:table-cell office:value-type="float" office:value="6.6542994" calcext:value-type="float">
            <text:p>6.6542994</text:p>
          </table:table-cell>
          <table:table-cell table:formula="of:=POWER([.C116]-6.75;2)" office:value-type="float" office:value="0.00915860484035996" calcext:value-type="float">
            <text:p>0.009158604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23331" calcext:value-type="float">
            <text:p>6.23331</text:p>
          </table:table-cell>
          <table:table-cell office:value-type="float" office:value="6.6514893" calcext:value-type="float">
            <text:p>6.6514893</text:p>
          </table:table-cell>
          <table:table-cell table:formula="of:=POWER([.C117]-6.75;2)" office:value-type="float" office:value="0.00970435801449006" calcext:value-type="float">
            <text:p>0.00970435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154724" calcext:value-type="float">
            <text:p>6.154724</text:p>
          </table:table-cell>
          <table:table-cell office:value-type="float" office:value="6.6473863" calcext:value-type="float">
            <text:p>6.6473863</text:p>
          </table:table-cell>
          <table:table-cell table:formula="of:=POWER([.C118]-6.75;2)" office:value-type="float" office:value="0.01052957142769" calcext:value-type="float">
            <text:p>0.010529571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297567" calcext:value-type="float">
            <text:p>6.297567</text:p>
          </table:table-cell>
          <table:table-cell office:value-type="float" office:value="6.64355735" calcext:value-type="float">
            <text:p>6.64355735</text:p>
          </table:table-cell>
          <table:table-cell table:formula="of:=POWER([.C119]-6.75;2)" office:value-type="float" office:value="0.0113300377390225" calcext:value-type="float">
            <text:p>0.011330037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445738" calcext:value-type="float">
            <text:p>6.445738</text:p>
          </table:table-cell>
          <table:table-cell office:value-type="float" office:value="6.637422525" calcext:value-type="float">
            <text:p>6.637422525</text:p>
          </table:table-cell>
          <table:table-cell table:formula="of:=POWER([.C120]-6.75;2)" office:value-type="float" office:value="0.0126736878773757" calcext:value-type="float">
            <text:p>0.012673687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361723" calcext:value-type="float">
            <text:p>6.361723</text:p>
          </table:table-cell>
          <table:table-cell office:value-type="float" office:value="6.618476575" calcext:value-type="float">
            <text:p>6.618476575</text:p>
          </table:table-cell>
          <table:table-cell table:formula="of:=POWER([.C121]-6.75;2)" office:value-type="float" office:value="0.0172984113237307" calcext:value-type="float">
            <text:p>0.017298411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110022" calcext:value-type="float">
            <text:p>6.110022</text:p>
          </table:table-cell>
          <table:table-cell office:value-type="float" office:value="6.6421444" calcext:value-type="float">
            <text:p>6.6421444</text:p>
          </table:table-cell>
          <table:table-cell table:formula="of:=POWER([.C122]-6.75;2)" office:value-type="float" office:value="0.0116328304513599" calcext:value-type="float">
            <text:p>0.011632830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047457" calcext:value-type="float">
            <text:p>6.047457</text:p>
          </table:table-cell>
          <table:table-cell office:value-type="float" office:value="6.6512523" calcext:value-type="float">
            <text:p>6.6512523</text:p>
          </table:table-cell>
          <table:table-cell table:formula="of:=POWER([.C123]-6.75;2)" office:value-type="float" office:value="0.00975110825528993" calcext:value-type="float">
            <text:p>0.009751108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367893" calcext:value-type="float">
            <text:p>6.367893</text:p>
          </table:table-cell>
          <table:table-cell office:value-type="float" office:value="6.65579385" calcext:value-type="float">
            <text:p>6.65579385</text:p>
          </table:table-cell>
          <table:table-cell table:formula="of:=POWER([.C124]-6.75;2)" office:value-type="float" office:value="0.00887479869782246" calcext:value-type="float">
            <text:p>0.008874798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8103" calcext:value-type="float">
            <text:p>6.8103</text:p>
          </table:table-cell>
          <table:table-cell office:value-type="float" office:value="6.6528959" calcext:value-type="float">
            <text:p>6.6528959</text:p>
          </table:table-cell>
          <table:table-cell table:formula="of:=POWER([.C125]-6.75;2)" office:value-type="float" office:value="0.00942920623681003" calcext:value-type="float">
            <text:p>0.009429206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047879" calcext:value-type="float">
            <text:p>7.047879</text:p>
          </table:table-cell>
          <table:table-cell office:value-type="float" office:value="6.643153075" calcext:value-type="float">
            <text:p>6.643153075</text:p>
          </table:table-cell>
          <table:table-cell table:formula="of:=POWER([.C126]-6.75;2)" office:value-type="float" office:value="0.0114162653819557" calcext:value-type="float">
            <text:p>0.011416265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032389" calcext:value-type="float">
            <text:p>7.032389</text:p>
          </table:table-cell>
          <table:table-cell office:value-type="float" office:value="6.631124525" calcext:value-type="float">
            <text:p>6.631124525</text:p>
          </table:table-cell>
          <table:table-cell table:formula="of:=POWER([.C127]-6.75;2)" office:value-type="float" office:value="0.0141313785564757" calcext:value-type="float">
            <text:p>0.014131378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911807" calcext:value-type="float">
            <text:p>6.911807</text:p>
          </table:table-cell>
          <table:table-cell office:value-type="float" office:value="6.620708075" calcext:value-type="float">
            <text:p>6.620708075</text:p>
          </table:table-cell>
          <table:table-cell table:formula="of:=POWER([.C128]-6.75;2)" office:value-type="float" office:value="0.0167164018702057" calcext:value-type="float">
            <text:p>0.016716401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811249" calcext:value-type="float">
            <text:p>6.811249</text:p>
          </table:table-cell>
          <table:table-cell office:value-type="float" office:value="6.6126432" calcext:value-type="float">
            <text:p>6.6126432</text:p>
          </table:table-cell>
          <table:table-cell table:formula="of:=POWER([.C129]-6.75;2)" office:value-type="float" office:value="0.01886689050624" calcext:value-type="float">
            <text:p>0.018866890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76079" calcext:value-type="float">
            <text:p>6.76079</text:p>
          </table:table-cell>
          <table:table-cell office:value-type="float" office:value="6.60618" calcext:value-type="float">
            <text:p>6.60618</text:p>
          </table:table-cell>
          <table:table-cell table:formula="of:=POWER([.C130]-6.75;2)" office:value-type="float" office:value="0.0206841924" calcext:value-type="float">
            <text:p>0.020684192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752571" calcext:value-type="float">
            <text:p>6.752571</text:p>
          </table:table-cell>
          <table:table-cell office:value-type="float" office:value="6.601240175" calcext:value-type="float">
            <text:p>6.601240175</text:p>
          </table:table-cell>
          <table:table-cell table:formula="of:=POWER([.C131]-6.75;2)" office:value-type="float" office:value="0.0221294855340306" calcext:value-type="float">
            <text:p>0.022129485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775949" calcext:value-type="float">
            <text:p>6.775949</text:p>
          </table:table-cell>
          <table:table-cell office:value-type="float" office:value="6.59785535" calcext:value-type="float">
            <text:p>6.59785535</text:p>
          </table:table-cell>
          <table:table-cell table:formula="of:=POWER([.C132]-6.75;2)" office:value-type="float" office:value="0.0231479945236226" calcext:value-type="float">
            <text:p>0.023147994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816611" calcext:value-type="float">
            <text:p>6.816611</text:p>
          </table:table-cell>
          <table:table-cell office:value-type="float" office:value="6.595015625" calcext:value-type="float">
            <text:p>6.595015625</text:p>
          </table:table-cell>
          <table:table-cell table:formula="of:=POWER([.C133]-6.75;2)" office:value-type="float" office:value="0.0240201564941405" calcext:value-type="float">
            <text:p>0.024020156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853565" calcext:value-type="float">
            <text:p>6.853565</text:p>
          </table:table-cell>
          <table:table-cell office:value-type="float" office:value="6.591367475" calcext:value-type="float">
            <text:p>6.591367475</text:p>
          </table:table-cell>
          <table:table-cell table:formula="of:=POWER([.C134]-6.75;2)" office:value-type="float" office:value="0.0251642779878756" calcext:value-type="float">
            <text:p>0.02516427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861903" calcext:value-type="float">
            <text:p>6.861903</text:p>
          </table:table-cell>
          <table:table-cell office:value-type="float" office:value="6.586702525" calcext:value-type="float">
            <text:p>6.586702525</text:p>
          </table:table-cell>
          <table:table-cell table:formula="of:=POWER([.C135]-6.75;2)" office:value-type="float" office:value="0.0266660653413757" calcext:value-type="float">
            <text:p>0.026666065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837412" calcext:value-type="float">
            <text:p>6.837412</text:p>
          </table:table-cell>
          <table:table-cell office:value-type="float" office:value="6.58232375" calcext:value-type="float">
            <text:p>6.58232375</text:p>
          </table:table-cell>
          <table:table-cell table:formula="of:=POWER([.C136]-6.75;2)" office:value-type="float" office:value="0.0281153248140623" calcext:value-type="float">
            <text:p>0.028115324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815568" calcext:value-type="float">
            <text:p>6.815568</text:p>
          </table:table-cell>
          <table:table-cell office:value-type="float" office:value="6.579686975" calcext:value-type="float">
            <text:p>6.579686975</text:p>
          </table:table-cell>
          <table:table-cell table:formula="of:=POWER([.C137]-6.75;2)" office:value-type="float" office:value="0.0290065264846508" calcext:value-type="float">
            <text:p>0.029006526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830788" calcext:value-type="float">
            <text:p>6.830788</text:p>
          </table:table-cell>
          <table:table-cell office:value-type="float" office:value="6.5786613" calcext:value-type="float">
            <text:p>6.5786613</text:p>
          </table:table-cell>
          <table:table-cell table:formula="of:=POWER([.C138]-6.75;2)" office:value-type="float" office:value="0.0293569501176899" calcext:value-type="float">
            <text:p>0.029356950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8641" calcext:value-type="float">
            <text:p>6.8641</text:p>
          </table:table-cell>
          <table:table-cell office:value-type="float" office:value="6.5778519" calcext:value-type="float">
            <text:p>6.5778519</text:p>
          </table:table-cell>
          <table:table-cell table:formula="of:=POWER([.C139]-6.75;2)" office:value-type="float" office:value="0.0296349683336101" calcext:value-type="float">
            <text:p>0.029634968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874389" calcext:value-type="float">
            <text:p>6.874389</text:p>
          </table:table-cell>
          <table:table-cell office:value-type="float" office:value="6.576668275" calcext:value-type="float">
            <text:p>6.576668275</text:p>
          </table:table-cell>
          <table:table-cell table:formula="of:=POWER([.C140]-6.75;2)" office:value-type="float" office:value="0.0300438868914755" calcext:value-type="float">
            <text:p>0.030043886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856767" calcext:value-type="float">
            <text:p>6.856767</text:p>
          </table:table-cell>
          <table:table-cell office:value-type="float" office:value="6.575781725" calcext:value-type="float">
            <text:p>6.575781725</text:p>
          </table:table-cell>
          <table:table-cell table:formula="of:=POWER([.C141]-6.75;2)" office:value-type="float" office:value="0.0303520073439757" calcext:value-type="float">
            <text:p>0.030352007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23907" calcext:value-type="float">
            <text:p>6.823907</text:p>
          </table:table-cell>
          <table:table-cell office:value-type="float" office:value="6.5756415" calcext:value-type="float">
            <text:p>6.5756415</text:p>
          </table:table-cell>
          <table:table-cell table:formula="of:=POWER([.C142]-6.75;2)" office:value-type="float" office:value="0.0304008865222501" calcext:value-type="float">
            <text:p>0.030400886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769549" calcext:value-type="float">
            <text:p>6.769549</text:p>
          </table:table-cell>
          <table:table-cell office:value-type="float" office:value="6.5761823" calcext:value-type="float">
            <text:p>6.5761823</text:p>
          </table:table-cell>
          <table:table-cell table:formula="of:=POWER([.C143]-6.75;2)" office:value-type="float" office:value="0.0302125928332899" calcext:value-type="float">
            <text:p>0.030212592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700198" calcext:value-type="float">
            <text:p>6.700198</text:p>
          </table:table-cell>
          <table:table-cell office:value-type="float" office:value="6.577935425" calcext:value-type="float">
            <text:p>6.577935425</text:p>
          </table:table-cell>
          <table:table-cell table:formula="of:=POWER([.C144]-6.75;2)" office:value-type="float" office:value="0.0296062179699307" calcext:value-type="float">
            <text:p>0.02960621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6056" calcext:value-type="float">
            <text:p>6.66056</text:p>
          </table:table-cell>
          <table:table-cell office:value-type="float" office:value="6.581758575" calcext:value-type="float">
            <text:p>6.581758575</text:p>
          </table:table-cell>
          <table:table-cell table:formula="of:=POWER([.C145]-6.75;2)" office:value-type="float" office:value="0.0283051770860305" calcext:value-type="float">
            <text:p>0.028305177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78703" calcext:value-type="float">
            <text:p>6.678703</text:p>
          </table:table-cell>
          <table:table-cell office:value-type="float" office:value="6.587197425" calcext:value-type="float">
            <text:p>6.587197425</text:p>
          </table:table-cell>
          <table:table-cell table:formula="of:=POWER([.C146]-6.75;2)" office:value-type="float" office:value="0.0265046784266305" calcext:value-type="float">
            <text:p>0.026504678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715905" calcext:value-type="float">
            <text:p>6.715905</text:p>
          </table:table-cell>
          <table:table-cell office:value-type="float" office:value="6.592367875" calcext:value-type="float">
            <text:p>6.592367875</text:p>
          </table:table-cell>
          <table:table-cell table:formula="of:=POWER([.C147]-6.75;2)" office:value-type="float" office:value="0.0248478868320157" calcext:value-type="float">
            <text:p>0.024847886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04715" calcext:value-type="float">
            <text:p>6.704715</text:p>
          </table:table-cell>
          <table:table-cell office:value-type="float" office:value="6.595956375" calcext:value-type="float">
            <text:p>6.595956375</text:p>
          </table:table-cell>
          <table:table-cell table:formula="of:=POWER([.C148]-6.75;2)" office:value-type="float" office:value="0.0237294384031406" calcext:value-type="float">
            <text:p>0.023729438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16165" calcext:value-type="float">
            <text:p>6.616165</text:p>
          </table:table-cell>
          <table:table-cell office:value-type="float" office:value="6.598691825" calcext:value-type="float">
            <text:p>6.598691825</text:p>
          </table:table-cell>
          <table:table-cell table:formula="of:=POWER([.C149]-6.75;2)" office:value-type="float" office:value="0.0228941638218305" calcext:value-type="float">
            <text:p>0.022894163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484003" calcext:value-type="float">
            <text:p>6.484003</text:p>
          </table:table-cell>
          <table:table-cell office:value-type="float" office:value="6.602593625" calcext:value-type="float">
            <text:p>6.602593625</text:p>
          </table:table-cell>
          <table:table-cell table:formula="of:=POWER([.C150]-6.75;2)" office:value-type="float" office:value="0.0217286393906407" calcext:value-type="float">
            <text:p>0.02172863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398153" calcext:value-type="float">
            <text:p>6.398153</text:p>
          </table:table-cell>
          <table:table-cell office:value-type="float" office:value="6.609044525" calcext:value-type="float">
            <text:p>6.609044525</text:p>
          </table:table-cell>
          <table:table-cell table:formula="of:=POWER([.C151]-6.75;2)" office:value-type="float" office:value="0.0198684459324757" calcext:value-type="float">
            <text:p>0.019868445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461766" calcext:value-type="float">
            <text:p>6.461766</text:p>
          </table:table-cell>
          <table:table-cell office:value-type="float" office:value="6.617129275" calcext:value-type="float">
            <text:p>6.617129275</text:p>
          </table:table-cell>
          <table:table-cell table:formula="of:=POWER([.C152]-6.75;2)" office:value-type="float" office:value="0.0176546295620256" calcext:value-type="float">
            <text:p>0.017654629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662515" calcext:value-type="float">
            <text:p>6.662515</text:p>
          </table:table-cell>
          <table:table-cell office:value-type="float" office:value="6.6233379" calcext:value-type="float">
            <text:p>6.6233379</text:p>
          </table:table-cell>
          <table:table-cell table:formula="of:=POWER([.C153]-6.75;2)" office:value-type="float" office:value="0.01604328757641" calcext:value-type="float">
            <text:p>0.016043287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803337" calcext:value-type="float">
            <text:p>6.803337</text:p>
          </table:table-cell>
          <table:table-cell office:value-type="float" office:value="6.624516625" calcext:value-type="float">
            <text:p>6.624516625</text:p>
          </table:table-cell>
          <table:table-cell table:formula="of:=POWER([.C154]-6.75;2)" office:value-type="float" office:value="0.0157460774013906" calcext:value-type="float">
            <text:p>0.015746077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688427" calcext:value-type="float">
            <text:p>6.688427</text:p>
          </table:table-cell>
          <table:table-cell office:value-type="float" office:value="6.6223652" calcext:value-type="float">
            <text:p>6.6223652</text:p>
          </table:table-cell>
          <table:table-cell table:formula="of:=POWER([.C155]-6.75;2)" office:value-type="float" office:value="0.01629064217104" calcext:value-type="float">
            <text:p>0.016290642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359198" calcext:value-type="float">
            <text:p>6.359198</text:p>
          </table:table-cell>
          <table:table-cell office:value-type="float" office:value="6.623075175" calcext:value-type="float">
            <text:p>6.623075175</text:p>
          </table:table-cell>
          <table:table-cell table:formula="of:=POWER([.C156]-6.75;2)" office:value-type="float" office:value="0.0161099112012805" calcext:value-type="float">
            <text:p>0.016109911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06919" calcext:value-type="float">
            <text:p>6.06919</text:p>
          </table:table-cell>
          <table:table-cell office:value-type="float" office:value="6.631164475" calcext:value-type="float">
            <text:p>6.631164475</text:p>
          </table:table-cell>
          <table:table-cell table:formula="of:=POWER([.C157]-6.75;2)" office:value-type="float" office:value="0.0141218820020256" calcext:value-type="float">
            <text:p>0.01412188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001566" calcext:value-type="float">
            <text:p>6.001566</text:p>
          </table:table-cell>
          <table:table-cell office:value-type="float" office:value="6.644549" calcext:value-type="float">
            <text:p>6.644549</text:p>
          </table:table-cell>
          <table:table-cell table:formula="of:=POWER([.C158]-6.75;2)" office:value-type="float" office:value="0.0111199134010001" calcext:value-type="float">
            <text:p>0.011119913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052174" calcext:value-type="float">
            <text:p>6.052174</text:p>
          </table:table-cell>
          <table:table-cell office:value-type="float" office:value="6.657302925" calcext:value-type="float">
            <text:p>6.657302925</text:p>
          </table:table-cell>
          <table:table-cell table:formula="of:=POWER([.C159]-6.75;2)" office:value-type="float" office:value="0.00859274771355567" calcext:value-type="float">
            <text:p>0.008592747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6879" calcext:value-type="float">
            <text:p>5.6879</text:p>
          </table:table-cell>
          <table:table-cell office:value-type="float" office:value="6.6675597" calcext:value-type="float">
            <text:p>6.6675597</text:p>
          </table:table-cell>
          <table:table-cell table:formula="of:=POWER([.C160]-6.75;2)" office:value-type="float" office:value="0.00679640306409" calcext:value-type="float">
            <text:p>0.006796403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308436" calcext:value-type="float">
            <text:p>7.308436</text:p>
          </table:table-cell>
          <table:table-cell office:value-type="float" office:value="6.687581925" calcext:value-type="float">
            <text:p>6.687581925</text:p>
          </table:table-cell>
          <table:table-cell table:formula="of:=POWER([.C161]-6.75;2)" office:value-type="float" office:value="0.00389601608670563" calcext:value-type="float">
            <text:p>0.003896016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474338" calcext:value-type="float">
            <text:p>6.474338</text:p>
          </table:table-cell>
          <table:table-cell office:value-type="float" office:value="6.668731225" calcext:value-type="float">
            <text:p>6.668731225</text:p>
          </table:table-cell>
          <table:table-cell table:formula="of:=POWER([.C162]-6.75;2)" office:value-type="float" office:value="0.0066046137900006" calcext:value-type="float">
            <text:p>0.006604613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229119" calcext:value-type="float">
            <text:p>6.229119</text:p>
          </table:table-cell>
          <table:table-cell office:value-type="float" office:value="6.67152665" calcext:value-type="float">
            <text:p>6.67152665</text:p>
          </table:table-cell>
          <table:table-cell table:formula="of:=POWER([.C163]-6.75;2)" office:value-type="float" office:value="0.00615806666022255" calcext:value-type="float">
            <text:p>0.006158066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251975" calcext:value-type="float">
            <text:p>6.251975</text:p>
          </table:table-cell>
          <table:table-cell office:value-type="float" office:value="6.67918245" calcext:value-type="float">
            <text:p>6.67918245</text:p>
          </table:table-cell>
          <table:table-cell table:formula="of:=POWER([.C164]-6.75;2)" office:value-type="float" office:value="0.00501512538800252" calcext:value-type="float">
            <text:p>0.005015125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420587" calcext:value-type="float">
            <text:p>6.420587</text:p>
          </table:table-cell>
          <table:table-cell office:value-type="float" office:value="6.682759325" calcext:value-type="float">
            <text:p>6.682759325</text:p>
          </table:table-cell>
          <table:table-cell table:formula="of:=POWER([.C165]-6.75;2)" office:value-type="float" office:value="0.00452130837445561" calcext:value-type="float">
            <text:p>0.004521308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566737" calcext:value-type="float">
            <text:p>6.566737</text:p>
          </table:table-cell>
          <table:table-cell office:value-type="float" office:value="6.6768531" calcext:value-type="float">
            <text:p>6.6768531</text:p>
          </table:table-cell>
          <table:table-cell table:formula="of:=POWER([.C166]-6.75;2)" office:value-type="float" office:value="0.00535046897961003" calcext:value-type="float">
            <text:p>0.00535046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15731" calcext:value-type="float">
            <text:p>6.615731</text:p>
          </table:table-cell>
          <table:table-cell office:value-type="float" office:value="6.658606525" calcext:value-type="float">
            <text:p>6.658606525</text:p>
          </table:table-cell>
          <table:table-cell table:formula="of:=POWER([.C167]-6.75;2)" office:value-type="float" office:value="0.00835276727257568" calcext:value-type="float">
            <text:p>0.008352767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589212" calcext:value-type="float">
            <text:p>6.589212</text:p>
          </table:table-cell>
          <table:table-cell office:value-type="float" office:value="6.6391351" calcext:value-type="float">
            <text:p>6.6391351</text:p>
          </table:table-cell>
          <table:table-cell table:formula="of:=POWER([.C168]-6.75;2)" office:value-type="float" office:value="0.01229102605201" calcext:value-type="float">
            <text:p>0.012291026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552721" calcext:value-type="float">
            <text:p>6.552721</text:p>
          </table:table-cell>
          <table:table-cell office:value-type="float" office:value="6.652761925" calcext:value-type="float">
            <text:p>6.652761925</text:p>
          </table:table-cell>
          <table:table-cell table:formula="of:=POWER([.C169]-6.75;2)" office:value-type="float" office:value="0.00945524322970561" calcext:value-type="float">
            <text:p>0.009455243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563197" calcext:value-type="float">
            <text:p>6.563197</text:p>
          </table:table-cell>
          <table:table-cell office:value-type="float" office:value="6.657147" calcext:value-type="float">
            <text:p>6.657147</text:p>
          </table:table-cell>
          <table:table-cell table:formula="of:=POWER([.C170]-6.75;2)" office:value-type="float" office:value="0.00862167960899997" calcext:value-type="float">
            <text:p>0.008621679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617178" calcext:value-type="float">
            <text:p>6.617178</text:p>
          </table:table-cell>
          <table:table-cell office:value-type="float" office:value="6.65733065" calcext:value-type="float">
            <text:p>6.65733065</text:p>
          </table:table-cell>
          <table:table-cell table:formula="of:=POWER([.C171]-6.75;2)" office:value-type="float" office:value="0.00858760842942241" calcext:value-type="float">
            <text:p>0.008587608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66236" calcext:value-type="float">
            <text:p>6.66236</text:p>
          </table:table-cell>
          <table:table-cell office:value-type="float" office:value="6.654196025" calcext:value-type="float">
            <text:p>6.654196025</text:p>
          </table:table-cell>
          <table:table-cell table:formula="of:=POWER([.C172]-6.75;2)" office:value-type="float" office:value="0.00917840162580061" calcext:value-type="float">
            <text:p>0.009178401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70685" calcext:value-type="float">
            <text:p>6.670685</text:p>
          </table:table-cell>
          <table:table-cell office:value-type="float" office:value="6.6469639" calcext:value-type="float">
            <text:p>6.6469639</text:p>
          </table:table-cell>
          <table:table-cell table:formula="of:=POWER([.C173]-6.75;2)" office:value-type="float" office:value="0.0106164379032099" calcext:value-type="float">
            <text:p>0.010616437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666967" calcext:value-type="float">
            <text:p>6.666967</text:p>
          </table:table-cell>
          <table:table-cell office:value-type="float" office:value="6.635434625" calcext:value-type="float">
            <text:p>6.635434625</text:p>
          </table:table-cell>
          <table:table-cell table:formula="of:=POWER([.C174]-6.75;2)" office:value-type="float" office:value="0.0131252251488906" calcext:value-type="float">
            <text:p>0.013125225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686752" calcext:value-type="float">
            <text:p>6.686752</text:p>
          </table:table-cell>
          <table:table-cell office:value-type="float" office:value="6.623441375" calcext:value-type="float">
            <text:p>6.623441375</text:p>
          </table:table-cell>
          <table:table-cell table:formula="of:=POWER([.C175]-6.75;2)" office:value-type="float" office:value="0.0160170855618905" calcext:value-type="float">
            <text:p>0.016017085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31941" calcext:value-type="float">
            <text:p>6.731941</text:p>
          </table:table-cell>
          <table:table-cell office:value-type="float" office:value="6.615929825" calcext:value-type="float">
            <text:p>6.615929825</text:p>
          </table:table-cell>
          <table:table-cell table:formula="of:=POWER([.C176]-6.75;2)" office:value-type="float" office:value="0.0179748118245306" calcext:value-type="float">
            <text:p>0.017974811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74541" calcext:value-type="float">
            <text:p>6.774541</text:p>
          </table:table-cell>
          <table:table-cell office:value-type="float" office:value="6.61298265" calcext:value-type="float">
            <text:p>6.61298265</text:p>
          </table:table-cell>
          <table:table-cell table:formula="of:=POWER([.C177]-6.75;2)" office:value-type="float" office:value="0.0187737542010224" calcext:value-type="float">
            <text:p>0.018773754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98412" calcext:value-type="float">
            <text:p>6.798412</text:p>
          </table:table-cell>
          <table:table-cell office:value-type="float" office:value="6.61112085" calcext:value-type="float">
            <text:p>6.61112085</text:p>
          </table:table-cell>
          <table:table-cell table:formula="of:=POWER([.C178]-6.75;2)" office:value-type="float" office:value="0.0192874183047225" calcext:value-type="float">
            <text:p>0.019287418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816755" calcext:value-type="float">
            <text:p>6.816755</text:p>
          </table:table-cell>
          <table:table-cell office:value-type="float" office:value="6.608145875" calcext:value-type="float">
            <text:p>6.608145875</text:p>
          </table:table-cell>
          <table:table-cell table:formula="of:=POWER([.C179]-6.75;2)" office:value-type="float" office:value="0.0201225927795156" calcext:value-type="float">
            <text:p>0.020122592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838927" calcext:value-type="float">
            <text:p>6.838927</text:p>
          </table:table-cell>
          <table:table-cell office:value-type="float" office:value="6.604161825" calcext:value-type="float">
            <text:p>6.604161825</text:p>
          </table:table-cell>
          <table:table-cell table:formula="of:=POWER([.C180]-6.75;2)" office:value-type="float" office:value="0.0212687732873305" calcext:value-type="float">
            <text:p>0.021268773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851158" calcext:value-type="float">
            <text:p>6.851158</text:p>
          </table:table-cell>
          <table:table-cell office:value-type="float" office:value="6.5998114" calcext:value-type="float">
            <text:p>6.5998114</text:p>
          </table:table-cell>
          <table:table-cell table:formula="of:=POWER([.C181]-6.75;2)" office:value-type="float" office:value="0.02255661556996" calcext:value-type="float">
            <text:p>0.022556615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845539" calcext:value-type="float">
            <text:p>6.845539</text:p>
          </table:table-cell>
          <table:table-cell office:value-type="float" office:value="6.59554755" calcext:value-type="float">
            <text:p>6.59554755</text:p>
          </table:table-cell>
          <table:table-cell table:formula="of:=POWER([.C182]-6.75;2)" office:value-type="float" office:value="0.0238555593110025" calcext:value-type="float">
            <text:p>0.023855559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839674" calcext:value-type="float">
            <text:p>6.839674</text:p>
          </table:table-cell>
          <table:table-cell office:value-type="float" office:value="6.591893925" calcext:value-type="float">
            <text:p>6.591893925</text:p>
          </table:table-cell>
          <table:table-cell table:formula="of:=POWER([.C183]-6.75;2)" office:value-type="float" office:value="0.0249975309519056" calcext:value-type="float">
            <text:p>0.02499753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53124" calcext:value-type="float">
            <text:p>6.853124</text:p>
          </table:table-cell>
          <table:table-cell office:value-type="float" office:value="6.589173475" calcext:value-type="float">
            <text:p>6.589173475</text:p>
          </table:table-cell>
          <table:table-cell table:formula="of:=POWER([.C184]-6.75;2)" office:value-type="float" office:value="0.0258651711435756" calcext:value-type="float">
            <text:p>0.025865171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878114" calcext:value-type="float">
            <text:p>6.878114</text:p>
          </table:table-cell>
          <table:table-cell office:value-type="float" office:value="6.587148825" calcext:value-type="float">
            <text:p>6.587148825</text:p>
          </table:table-cell>
          <table:table-cell table:formula="of:=POWER([.C185]-6.75;2)" office:value-type="float" office:value="0.0265205051988807" calcext:value-type="float">
            <text:p>0.026520505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85521" calcext:value-type="float">
            <text:p>6.885521</text:p>
          </table:table-cell>
          <table:table-cell office:value-type="float" office:value="6.585448575" calcext:value-type="float">
            <text:p>6.585448575</text:p>
          </table:table-cell>
          <table:table-cell table:formula="of:=POWER([.C186]-6.75;2)" office:value-type="float" office:value="0.0270771714695306" calcext:value-type="float">
            <text:p>0.027077171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59445" calcext:value-type="float">
            <text:p>6.859445</text:p>
          </table:table-cell>
          <table:table-cell office:value-type="float" office:value="6.584248125" calcext:value-type="float">
            <text:p>6.584248125</text:p>
          </table:table-cell>
          <table:table-cell table:formula="of:=POWER([.C187]-6.75;2)" office:value-type="float" office:value="0.0274736840660155" calcext:value-type="float">
            <text:p>0.027473684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814133" calcext:value-type="float">
            <text:p>6.814133</text:p>
          </table:table-cell>
          <table:table-cell office:value-type="float" office:value="6.58410585" calcext:value-type="float">
            <text:p>6.58410585</text:p>
          </table:table-cell>
          <table:table-cell table:formula="of:=POWER([.C188]-6.75;2)" office:value-type="float" office:value="0.0275208690042224" calcext:value-type="float">
            <text:p>0.02752086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772237" calcext:value-type="float">
            <text:p>6.772237</text:p>
          </table:table-cell>
          <table:table-cell office:value-type="float" office:value="6.5850915" calcext:value-type="float">
            <text:p>6.5850915</text:p>
          </table:table-cell>
          <table:table-cell table:formula="of:=POWER([.C189]-6.75;2)" office:value-type="float" office:value="0.02719481337225" calcext:value-type="float">
            <text:p>0.027194813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742039" calcext:value-type="float">
            <text:p>6.742039</text:p>
          </table:table-cell>
          <table:table-cell office:value-type="float" office:value="6.58665225" calcext:value-type="float">
            <text:p>6.58665225</text:p>
          </table:table-cell>
          <table:table-cell table:formula="of:=POWER([.C190]-6.75;2)" office:value-type="float" office:value="0.0266824874300624" calcext:value-type="float">
            <text:p>0.026682487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721543" calcext:value-type="float">
            <text:p>6.721543</text:p>
          </table:table-cell>
          <table:table-cell office:value-type="float" office:value="6.588520075" calcext:value-type="float">
            <text:p>6.588520075</text:p>
          </table:table-cell>
          <table:table-cell table:formula="of:=POWER([.C191]-6.75;2)" office:value-type="float" office:value="0.0260757661780057" calcext:value-type="float">
            <text:p>0.026075766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710111" calcext:value-type="float">
            <text:p>6.710111</text:p>
          </table:table-cell>
          <table:table-cell office:value-type="float" office:value="6.591039875" calcext:value-type="float">
            <text:p>6.591039875</text:p>
          </table:table-cell>
          <table:table-cell table:formula="of:=POWER([.C192]-6.75;2)" office:value-type="float" office:value="0.0252683213400157" calcext:value-type="float">
            <text:p>0.025268321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09664" calcext:value-type="float">
            <text:p>6.709664</text:p>
          </table:table-cell>
          <table:table-cell office:value-type="float" office:value="6.59427375" calcext:value-type="float">
            <text:p>6.59427375</text:p>
          </table:table-cell>
          <table:table-cell table:formula="of:=POWER([.C193]-6.75;2)" office:value-type="float" office:value="0.0242506649390624" calcext:value-type="float">
            <text:p>0.02425066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1728" calcext:value-type="float">
            <text:p>6.71728</text:p>
          </table:table-cell>
          <table:table-cell office:value-type="float" office:value="6.597544525" calcext:value-type="float">
            <text:p>6.597544525</text:p>
          </table:table-cell>
          <table:table-cell table:formula="of:=POWER([.C194]-6.75;2)" office:value-type="float" office:value="0.0232426718574756" calcext:value-type="float">
            <text:p>0.023242671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16826" calcext:value-type="float">
            <text:p>6.716826</text:p>
          </table:table-cell>
          <table:table-cell office:value-type="float" office:value="6.60033165" calcext:value-type="float">
            <text:p>6.60033165</text:p>
          </table:table-cell>
          <table:table-cell table:formula="of:=POWER([.C195]-6.75;2)" office:value-type="float" office:value="0.0224006149917224" calcext:value-type="float">
            <text:p>0.02240061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8277" calcext:value-type="float">
            <text:p>6.68277</text:p>
          </table:table-cell>
          <table:table-cell office:value-type="float" office:value="6.60297705" calcext:value-type="float">
            <text:p>6.60297705</text:p>
          </table:table-cell>
          <table:table-cell table:formula="of:=POWER([.C196]-6.75;2)" office:value-type="float" office:value="0.0216157478267026" calcext:value-type="float">
            <text:p>0.021615747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04571" calcext:value-type="float">
            <text:p>6.604571</text:p>
          </table:table-cell>
          <table:table-cell office:value-type="float" office:value="6.60616185" calcext:value-type="float">
            <text:p>6.60616185</text:p>
          </table:table-cell>
          <table:table-cell table:formula="of:=POWER([.C197]-6.75;2)" office:value-type="float" office:value="0.0206894133954224" calcext:value-type="float">
            <text:p>0.020689413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511723" calcext:value-type="float">
            <text:p>6.511723</text:p>
          </table:table-cell>
          <table:table-cell office:value-type="float" office:value="6.610326075" calcext:value-type="float">
            <text:p>6.610326075</text:p>
          </table:table-cell>
          <table:table-cell table:formula="of:=POWER([.C198]-6.75;2)" office:value-type="float" office:value="0.0195088053249057" calcext:value-type="float">
            <text:p>0.019508805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462445" calcext:value-type="float">
            <text:p>6.462445</text:p>
          </table:table-cell>
          <table:table-cell office:value-type="float" office:value="6.615632675" calcext:value-type="float">
            <text:p>6.615632675</text:p>
          </table:table-cell>
          <table:table-cell table:formula="of:=POWER([.C199]-6.75;2)" office:value-type="float" office:value="0.0180545780276555" calcext:value-type="float">
            <text:p>0.01805457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488789" calcext:value-type="float">
            <text:p>6.488789</text:p>
          </table:table-cell>
          <table:table-cell office:value-type="float" office:value="6.6215427" calcext:value-type="float">
            <text:p>6.6215427</text:p>
          </table:table-cell>
          <table:table-cell table:formula="of:=POWER([.C200]-6.75;2)" office:value-type="float" office:value="0.01650127792329" calcext:value-type="float">
            <text:p>0.016501277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554408" calcext:value-type="float">
            <text:p>6.554408</text:p>
          </table:table-cell>
          <table:table-cell office:value-type="float" office:value="6.6264931" calcext:value-type="float">
            <text:p>6.6264931</text:p>
          </table:table-cell>
          <table:table-cell table:formula="of:=POWER([.C201]-6.75;2)" office:value-type="float" office:value="0.0152539543476099" calcext:value-type="float">
            <text:p>0.015253954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586155" calcext:value-type="float">
            <text:p>6.586155</text:p>
          </table:table-cell>
          <table:table-cell office:value-type="float" office:value="6.629065475" calcext:value-type="float">
            <text:p>6.629065475</text:p>
          </table:table-cell>
          <table:table-cell table:formula="of:=POWER([.C202]-6.75;2)" office:value-type="float" office:value="0.0146251593369756" calcext:value-type="float">
            <text:p>0.014625159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535351" calcext:value-type="float">
            <text:p>6.535351</text:p>
          </table:table-cell>
          <table:table-cell office:value-type="float" office:value="6.629401675" calcext:value-type="float">
            <text:p>6.629401675</text:p>
          </table:table-cell>
          <table:table-cell table:formula="of:=POWER([.C203]-6.75;2)" office:value-type="float" office:value="0.0145439559928055" calcext:value-type="float">
            <text:p>0.01454395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39505" calcext:value-type="float">
            <text:p>6.39505</text:p>
          </table:table-cell>
          <table:table-cell office:value-type="float" office:value="6.62923805" calcext:value-type="float">
            <text:p>6.62923805</text:p>
          </table:table-cell>
          <table:table-cell table:formula="of:=POWER([.C204]-6.75;2)" office:value-type="float" office:value="0.0145834485678026" calcext:value-type="float">
            <text:p>0.014583448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184338" calcext:value-type="float">
            <text:p>6.184338</text:p>
          </table:table-cell>
          <table:table-cell office:value-type="float" office:value="6.63135975" calcext:value-type="float">
            <text:p>6.63135975</text:p>
          </table:table-cell>
          <table:table-cell table:formula="of:=POWER([.C205]-6.75;2)" office:value-type="float" office:value="0.0140755089200626" calcext:value-type="float">
            <text:p>0.014075508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836874" calcext:value-type="float">
            <text:p>5.836874</text:p>
          </table:table-cell>
          <table:table-cell office:value-type="float" office:value="6.6390908" calcext:value-type="float">
            <text:p>6.6390908</text:p>
          </table:table-cell>
          <table:table-cell table:formula="of:=POWER([.C206]-6.75;2)" office:value-type="float" office:value="0.01230085064464" calcext:value-type="float">
            <text:p>0.012300850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836874" calcext:value-type="float">
            <text:p>5.836874</text:p>
          </table:table-cell>
          <table:table-cell office:value-type="float" office:value="6.65737255" calcext:value-type="float">
            <text:p>6.65737255</text:p>
          </table:table-cell>
          <table:table-cell table:formula="of:=POWER([.C207]-6.75;2)" office:value-type="float" office:value="0.00857984449350253" calcext:value-type="float">
            <text:p>0.008579844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.134285" calcext:value-type="float">
            <text:p>7.134285</text:p>
          </table:table-cell>
          <table:table-cell office:value-type="float" office:value="6.677222175" calcext:value-type="float">
            <text:p>6.677222175</text:p>
          </table:table-cell>
          <table:table-cell table:formula="of:=POWER([.C208]-6.75;2)" office:value-type="float" office:value="0.00529661181173065" calcext:value-type="float">
            <text:p>0.005296611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28124" calcext:value-type="float">
            <text:p>6.728124</text:p>
          </table:table-cell>
          <table:table-cell office:value-type="float" office:value="6.66413625" calcext:value-type="float">
            <text:p>6.66413625</text:p>
          </table:table-cell>
          <table:table-cell table:formula="of:=POWER([.C209]-6.75;2)" office:value-type="float" office:value="0.00737258356406245" calcext:value-type="float">
            <text:p>0.007372583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70543" calcext:value-type="float">
            <text:p>6.570543</text:p>
          </table:table-cell>
          <table:table-cell office:value-type="float" office:value="6.658989825" calcext:value-type="float">
            <text:p>6.658989825</text:p>
          </table:table-cell>
          <table:table-cell table:formula="of:=POWER([.C210]-6.75;2)" office:value-type="float" office:value="0.00828285195353064" calcext:value-type="float">
            <text:p>0.00828285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491793" calcext:value-type="float">
            <text:p>6.491793</text:p>
          </table:table-cell>
          <table:table-cell office:value-type="float" office:value="6.654870075" calcext:value-type="float">
            <text:p>6.654870075</text:p>
          </table:table-cell>
          <table:table-cell table:formula="of:=POWER([.C211]-6.75;2)" office:value-type="float" office:value="0.00904970263050566" calcext:value-type="float">
            <text:p>0.009049702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373075" calcext:value-type="float">
            <text:p>6.373075</text:p>
          </table:table-cell>
          <table:table-cell office:value-type="float" office:value="6.64870305" calcext:value-type="float">
            <text:p>6.64870305</text:p>
          </table:table-cell>
          <table:table-cell table:formula="of:=POWER([.C212]-6.75;2)" office:value-type="float" office:value="0.0102610720793025" calcext:value-type="float">
            <text:p>0.010261072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209514" calcext:value-type="float">
            <text:p>6.209514</text:p>
          </table:table-cell>
          <table:table-cell office:value-type="float" office:value="6.640432775" calcext:value-type="float">
            <text:p>6.640432775</text:p>
          </table:table-cell>
          <table:table-cell table:formula="of:=POWER([.C213]-6.75;2)" office:value-type="float" office:value="0.0120049767942007" calcext:value-type="float">
            <text:p>0.012004976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187237" calcext:value-type="float">
            <text:p>6.187237</text:p>
          </table:table-cell>
          <table:table-cell office:value-type="float" office:value="6.63201505" calcext:value-type="float">
            <text:p>6.63201505</text:p>
          </table:table-cell>
          <table:table-cell table:formula="of:=POWER([.C214]-6.75;2)" office:value-type="float" office:value="0.0139204484265026" calcext:value-type="float">
            <text:p>0.013920448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38629" calcext:value-type="float">
            <text:p>6.38629</text:p>
          </table:table-cell>
          <table:table-cell office:value-type="float" office:value="6.635420675" calcext:value-type="float">
            <text:p>6.635420675</text:p>
          </table:table-cell>
          <table:table-cell table:formula="of:=POWER([.C215]-6.75;2)" office:value-type="float" office:value="0.0131284217174557" calcext:value-type="float">
            <text:p>0.013128421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14054" calcext:value-type="float">
            <text:p>6.614054</text:p>
          </table:table-cell>
          <table:table-cell office:value-type="float" office:value="6.632478075" calcext:value-type="float">
            <text:p>6.632478075</text:p>
          </table:table-cell>
          <table:table-cell table:formula="of:=POWER([.C216]-6.75;2)" office:value-type="float" office:value="0.0138114028557057" calcext:value-type="float">
            <text:p>0.013811402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700069" calcext:value-type="float">
            <text:p>6.700069</text:p>
          </table:table-cell>
          <table:table-cell office:value-type="float" office:value="6.627859475" calcext:value-type="float">
            <text:p>6.627859475</text:p>
          </table:table-cell>
          <table:table-cell table:formula="of:=POWER([.C217]-6.75;2)" office:value-type="float" office:value="0.0149183078472756" calcext:value-type="float">
            <text:p>0.014918307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79413" calcext:value-type="float">
            <text:p>6.679413</text:p>
          </table:table-cell>
          <table:table-cell office:value-type="float" office:value="6.624133475" calcext:value-type="float">
            <text:p>6.624133475</text:p>
          </table:table-cell>
          <table:table-cell table:formula="of:=POWER([.C218]-6.75;2)" office:value-type="float" office:value="0.0158423821155757" calcext:value-type="float">
            <text:p>0.015842382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57393" calcext:value-type="float">
            <text:p>6.657393</text:p>
          </table:table-cell>
          <table:table-cell office:value-type="float" office:value="6.62239815" calcext:value-type="float">
            <text:p>6.62239815</text:p>
          </table:table-cell>
          <table:table-cell table:formula="of:=POWER([.C219]-6.75;2)" office:value-type="float" office:value="0.0162822321234224" calcext:value-type="float">
            <text:p>0.016282232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6491" calcext:value-type="float">
            <text:p>6.66491</text:p>
          </table:table-cell>
          <table:table-cell office:value-type="float" office:value="6.62117135" calcext:value-type="float">
            <text:p>6.62117135</text:p>
          </table:table-cell>
          <table:table-cell table:formula="of:=POWER([.C220]-6.75;2)" office:value-type="float" office:value="0.0165968210608225" calcext:value-type="float">
            <text:p>0.016596821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80604" calcext:value-type="float">
            <text:p>6.680604</text:p>
          </table:table-cell>
          <table:table-cell office:value-type="float" office:value="6.618807775" calcext:value-type="float">
            <text:p>6.618807775</text:p>
          </table:table-cell>
          <table:table-cell table:formula="of:=POWER([.C221]-6.75;2)" office:value-type="float" office:value="0.0172113999004505" calcext:value-type="float">
            <text:p>0.017211399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699394" calcext:value-type="float">
            <text:p>6.699394</text:p>
          </table:table-cell>
          <table:table-cell office:value-type="float" office:value="6.61517205" calcext:value-type="float">
            <text:p>6.61517205</text:p>
          </table:table-cell>
          <table:table-cell table:formula="of:=POWER([.C222]-6.75;2)" office:value-type="float" office:value="0.0181785761012025" calcext:value-type="float">
            <text:p>0.018178576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30856" calcext:value-type="float">
            <text:p>6.730856</text:p>
          </table:table-cell>
          <table:table-cell office:value-type="float" office:value="6.610895925" calcext:value-type="float">
            <text:p>6.610895925</text:p>
          </table:table-cell>
          <table:table-cell table:formula="of:=POWER([.C223]-6.75;2)" office:value-type="float" office:value="0.0193499436816055" calcext:value-type="float">
            <text:p>0.019349943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72138" calcext:value-type="float">
            <text:p>6.772138</text:p>
          </table:table-cell>
          <table:table-cell office:value-type="float" office:value="6.6062741" calcext:value-type="float">
            <text:p>6.606274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10104" calcext:value-type="float">
            <text:p>6.810104</text:p>
          </table:table-cell>
          <table:table-cell office:value-type="float" office:value="6.601233525" calcext:value-type="float">
            <text:p>6.60123352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837503" calcext:value-type="float">
            <text:p>6.837503</text:p>
          </table:table-cell>
          <table:table-cell office:value-type="float" office:value="6.596013125" calcext:value-type="float">
            <text:p>6.5960131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853754" calcext:value-type="float">
            <text:p>6.853754</text:p>
          </table:table-cell>
          <table:table-cell office:value-type="float" office:value="6.5913286" calcext:value-type="float">
            <text:p>6.591328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853559" calcext:value-type="float">
            <text:p>6.853559</text:p>
          </table:table-cell>
          <table:table-cell office:value-type="float" office:value="6.5877029" calcext:value-type="float">
            <text:p>6.587702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834667" calcext:value-type="float">
            <text:p>6.834667</text:p>
          </table:table-cell>
          <table:table-cell office:value-type="float" office:value="6.585135825" calcext:value-type="float">
            <text:p>6.58513582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816752" calcext:value-type="float">
            <text:p>6.816752</text:p>
          </table:table-cell>
          <table:table-cell office:value-type="float" office:value="6.583420575" calcext:value-type="float">
            <text:p>6.58342057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822335" calcext:value-type="float">
            <text:p>6.822335</text:p>
          </table:table-cell>
          <table:table-cell office:value-type="float" office:value="6.5823189" calcext:value-type="float">
            <text:p>6.582318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839466" calcext:value-type="float">
            <text:p>6.839466</text:p>
          </table:table-cell>
          <table:table-cell office:value-type="float" office:value="6.58164565" calcext:value-type="float">
            <text:p>6.5816456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840495" calcext:value-type="float">
            <text:p>6.840495</text:p>
          </table:table-cell>
          <table:table-cell office:value-type="float" office:value="6.581481" calcext:value-type="float">
            <text:p>6.581481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828765" calcext:value-type="float">
            <text:p>6.828765</text:p>
          </table:table-cell>
          <table:table-cell office:value-type="float" office:value="6.581979975" calcext:value-type="float">
            <text:p>6.58197997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22642" calcext:value-type="float">
            <text:p>6.822642</text:p>
          </table:table-cell>
          <table:table-cell office:value-type="float" office:value="6.58281335" calcext:value-type="float">
            <text:p>6.5828133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810162" calcext:value-type="float">
            <text:p>6.810162</text:p>
          </table:table-cell>
          <table:table-cell office:value-type="float" office:value="6.583309675" calcext:value-type="float">
            <text:p>6.58330967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7114" calcext:value-type="float">
            <text:p>6.77114</text:p>
          </table:table-cell>
          <table:table-cell office:value-type="float" office:value="6.5835569" calcext:value-type="float">
            <text:p>6.5835569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23987" calcext:value-type="float">
            <text:p>6.723987</text:p>
          </table:table-cell>
          <table:table-cell office:value-type="float" office:value="6.5847025" calcext:value-type="float">
            <text:p>6.584702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98846" calcext:value-type="float">
            <text:p>6.698846</text:p>
          </table:table-cell>
          <table:table-cell office:value-type="float" office:value="6.587484325" calcext:value-type="float">
            <text:p>6.58748432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86805" calcext:value-type="float">
            <text:p>6.686805</text:p>
          </table:table-cell>
          <table:table-cell office:value-type="float" office:value="6.59126825" calcext:value-type="float">
            <text:p>6.5912682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57303" calcext:value-type="float">
            <text:p>6.657303</text:p>
          </table:table-cell>
          <table:table-cell office:value-type="float" office:value="6.595199375" calcext:value-type="float">
            <text:p>6.59519937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599603" calcext:value-type="float">
            <text:p>6.599603</text:p>
          </table:table-cell>
          <table:table-cell office:value-type="float" office:value="6.59938835" calcext:value-type="float">
            <text:p>6.5993883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528806" calcext:value-type="float">
            <text:p>6.528806</text:p>
          </table:table-cell>
          <table:table-cell office:value-type="float" office:value="6.604530375" calcext:value-type="float">
            <text:p>6.60453037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479918" calcext:value-type="float">
            <text:p>6.479918</text:p>
          </table:table-cell>
          <table:table-cell office:value-type="float" office:value="6.610933625" calcext:value-type="float">
            <text:p>6.61093362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49358" calcext:value-type="float">
            <text:p>6.49358</text:p>
          </table:table-cell>
          <table:table-cell office:value-type="float" office:value="6.61785995" calcext:value-type="float">
            <text:p>6.617859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568144" calcext:value-type="float">
            <text:p>6.568144</text:p>
          </table:table-cell>
          <table:table-cell office:value-type="float" office:value="6.623564475" calcext:value-type="float">
            <text:p>6.62356447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30859" calcext:value-type="float">
            <text:p>6.630859</text:p>
          </table:table-cell>
          <table:table-cell office:value-type="float" office:value="6.626682475" calcext:value-type="float">
            <text:p>6.62668247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10848" calcext:value-type="float">
            <text:p>6.610848</text:p>
          </table:table-cell>
          <table:table-cell office:value-type="float" office:value="6.627937175" calcext:value-type="float">
            <text:p>6.62793717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522267" calcext:value-type="float">
            <text:p>6.522267</text:p>
          </table:table-cell>
          <table:table-cell office:value-type="float" office:value="6.629430875" calcext:value-type="float">
            <text:p>6.62943087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405753" calcext:value-type="float">
            <text:p>6.405753</text:p>
          </table:table-cell>
          <table:table-cell office:value-type="float" office:value="6.63236225" calcext:value-type="float">
            <text:p>6.6323622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245112" calcext:value-type="float">
            <text:p>6.245112</text:p>
          </table:table-cell>
          <table:table-cell office:value-type="float" office:value="6.637313275" calcext:value-type="float">
            <text:p>6.63731327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042264" calcext:value-type="float">
            <text:p>6.042264</text:p>
          </table:table-cell>
          <table:table-cell office:value-type="float" office:value="6.6460294" calcext:value-type="float">
            <text:p>6.6460294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872805" calcext:value-type="float">
            <text:p>5.872805</text:p>
          </table:table-cell>
          <table:table-cell office:value-type="float" office:value="6.65987975" calcext:value-type="float">
            <text:p>6.6598797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323462" calcext:value-type="float">
            <text:p>6.323462</text:p>
          </table:table-cell>
          <table:table-cell office:value-type="float" office:value="6.677653775" calcext:value-type="float">
            <text:p>6.6776537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268586" calcext:value-type="float">
            <text:p>6.268586</text:p>
          </table:table-cell>
          <table:table-cell office:value-type="float" office:value="6.683678425" calcext:value-type="float">
            <text:p>6.68367842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42931" calcext:value-type="float">
            <text:p>6.42931</text:p>
          </table:table-cell>
          <table:table-cell office:value-type="float" office:value="6.690444375" calcext:value-type="float">
            <text:p>6.69044437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551029" calcext:value-type="float">
            <text:p>6.551029</text:p>
          </table:table-cell>
          <table:table-cell office:value-type="float" office:value="6.6914999" calcext:value-type="float">
            <text:p>6.691499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1" calcext:value-type="float">
            <text:p>6.61</text:p>
          </table:table-cell>
          <table:table-cell office:value-type="float" office:value="6.6868016" calcext:value-type="float">
            <text:p>6.686801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08321" calcext:value-type="float">
            <text:p>6.608321</text:p>
          </table:table-cell>
          <table:table-cell office:value-type="float" office:value="6.678738875" calcext:value-type="float">
            <text:p>6.67873887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570367" calcext:value-type="float">
            <text:p>6.570367</text:p>
          </table:table-cell>
          <table:table-cell office:value-type="float" office:value="6.66967105" calcext:value-type="float">
            <text:p>6.6696710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535175" calcext:value-type="float">
            <text:p>6.535175</text:p>
          </table:table-cell>
          <table:table-cell office:value-type="float" office:value="6.635081225" calcext:value-type="float">
            <text:p>6.63508122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528349" calcext:value-type="float">
            <text:p>6.528349</text:p>
          </table:table-cell>
          <table:table-cell office:value-type="float" office:value="6.652183825" calcext:value-type="float">
            <text:p>6.65218382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545983" calcext:value-type="float">
            <text:p>6.545983</text:p>
          </table:table-cell>
          <table:table-cell office:value-type="float" office:value="6.65986435" calcext:value-type="float">
            <text:p>6.6598643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570515" calcext:value-type="float">
            <text:p>6.570515</text:p>
          </table:table-cell>
          <table:table-cell office:value-type="float" office:value="6.6611342" calcext:value-type="float">
            <text:p>6.6611342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01288" calcext:value-type="float">
            <text:p>6.601288</text:p>
          </table:table-cell>
          <table:table-cell office:value-type="float" office:value="6.657867425" calcext:value-type="float">
            <text:p>6.65786742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50122" calcext:value-type="float">
            <text:p>6.650122</text:p>
          </table:table-cell>
          <table:table-cell office:value-type="float" office:value="6.65173585" calcext:value-type="float">
            <text:p>6.6517358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08726" calcext:value-type="float">
            <text:p>6.708726</text:p>
          </table:table-cell>
          <table:table-cell office:value-type="float" office:value="6.6435233" calcext:value-type="float">
            <text:p>6.643523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750876" calcext:value-type="float">
            <text:p>6.750876</text:p>
          </table:table-cell>
          <table:table-cell office:value-type="float" office:value="6.634942125" calcext:value-type="float">
            <text:p>6.63494212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66057" calcext:value-type="float">
            <text:p>6.766057</text:p>
          </table:table-cell>
          <table:table-cell office:value-type="float" office:value="6.62822465" calcext:value-type="float">
            <text:p>6.6282246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72685" calcext:value-type="float">
            <text:p>6.772685</text:p>
          </table:table-cell>
          <table:table-cell office:value-type="float" office:value="6.623723275" calcext:value-type="float">
            <text:p>6.62372327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95405" calcext:value-type="float">
            <text:p>6.795405</text:p>
          </table:table-cell>
          <table:table-cell office:value-type="float" office:value="6.6199541" calcext:value-type="float">
            <text:p>6.6199541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3288" calcext:value-type="float">
            <text:p>6.83288</text:p>
          </table:table-cell>
          <table:table-cell office:value-type="float" office:value="6.615564275" calcext:value-type="float">
            <text:p>6.6155642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860454" calcext:value-type="float">
            <text:p>6.860454</text:p>
          </table:table-cell>
          <table:table-cell office:value-type="float" office:value="6.610432425" calcext:value-type="float">
            <text:p>6.61043242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8621" calcext:value-type="float">
            <text:p>6.8621</text:p>
          </table:table-cell>
          <table:table-cell office:value-type="float" office:value="6.60528655" calcext:value-type="float">
            <text:p>6.6052865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842495" calcext:value-type="float">
            <text:p>6.842495</text:p>
          </table:table-cell>
          <table:table-cell office:value-type="float" office:value="6.600818725" calcext:value-type="float">
            <text:p>6.60081872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820051" calcext:value-type="float">
            <text:p>6.820051</text:p>
          </table:table-cell>
          <table:table-cell office:value-type="float" office:value="6.59734515" calcext:value-type="float">
            <text:p>6.5973451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816964" calcext:value-type="float">
            <text:p>6.816964</text:p>
          </table:table-cell>
          <table:table-cell office:value-type="float" office:value="6.59503295" calcext:value-type="float">
            <text:p>6.5950329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83526" calcext:value-type="float">
            <text:p>6.83526</text:p>
          </table:table-cell>
          <table:table-cell office:value-type="float" office:value="6.593951075" calcext:value-type="float">
            <text:p>6.59395107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50203" calcext:value-type="float">
            <text:p>6.850203</text:p>
          </table:table-cell>
          <table:table-cell office:value-type="float" office:value="6.5938554" calcext:value-type="float">
            <text:p>6.593855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4405" calcext:value-type="float">
            <text:p>6.84405</text:p>
          </table:table-cell>
          <table:table-cell office:value-type="float" office:value="6.5942328" calcext:value-type="float">
            <text:p>6.5942328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24862" calcext:value-type="float">
            <text:p>6.824862</text:p>
          </table:table-cell>
          <table:table-cell office:value-type="float" office:value="6.5946136" calcext:value-type="float">
            <text:p>6.594613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05284" calcext:value-type="float">
            <text:p>6.805284</text:p>
          </table:table-cell>
          <table:table-cell office:value-type="float" office:value="6.594747425" calcext:value-type="float">
            <text:p>6.59474742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84936" calcext:value-type="float">
            <text:p>6.784936</text:p>
          </table:table-cell>
          <table:table-cell office:value-type="float" office:value="6.594595225" calcext:value-type="float">
            <text:p>6.59459522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56971" calcext:value-type="float">
            <text:p>6.756971</text:p>
          </table:table-cell>
          <table:table-cell office:value-type="float" office:value="6.594542775" calcext:value-type="float">
            <text:p>6.59454277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21761" calcext:value-type="float">
            <text:p>6.721761</text:p>
          </table:table-cell>
          <table:table-cell office:value-type="float" office:value="6.595636325" calcext:value-type="float">
            <text:p>6.59563632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92864" calcext:value-type="float">
            <text:p>6.692864</text:p>
          </table:table-cell>
          <table:table-cell office:value-type="float" office:value="6.5987971" calcext:value-type="float">
            <text:p>6.5987971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81047" calcext:value-type="float">
            <text:p>6.681047</text:p>
          </table:table-cell>
          <table:table-cell office:value-type="float" office:value="6.603447675" calcext:value-type="float">
            <text:p>6.60344767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70596" calcext:value-type="float">
            <text:p>6.670596</text:p>
          </table:table-cell>
          <table:table-cell office:value-type="float" office:value="6.607894775" calcext:value-type="float">
            <text:p>6.60789477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39522" calcext:value-type="float">
            <text:p>6.639522</text:p>
          </table:table-cell>
          <table:table-cell office:value-type="float" office:value="6.611602275" calcext:value-type="float">
            <text:p>6.61160227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03794" calcext:value-type="float">
            <text:p>6.603794</text:p>
          </table:table-cell>
          <table:table-cell office:value-type="float" office:value="6.61578065" calcext:value-type="float">
            <text:p>6.6157806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593757" calcext:value-type="float">
            <text:p>6.593757</text:p>
          </table:table-cell>
          <table:table-cell office:value-type="float" office:value="6.620875925" calcext:value-type="float">
            <text:p>6.62087592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596278" calcext:value-type="float">
            <text:p>6.596278</text:p>
          </table:table-cell>
          <table:table-cell office:value-type="float" office:value="6.625224" calcext:value-type="float">
            <text:p>6.625224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583766" calcext:value-type="float">
            <text:p>6.583766</text:p>
          </table:table-cell>
          <table:table-cell office:value-type="float" office:value="6.6273406" calcext:value-type="float">
            <text:p>6.627340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564448" calcext:value-type="float">
            <text:p>6.564448</text:p>
          </table:table-cell>
          <table:table-cell office:value-type="float" office:value="6.627855225" calcext:value-type="float">
            <text:p>6.6278552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539224" calcext:value-type="float">
            <text:p>6.539224</text:p>
          </table:table-cell>
          <table:table-cell office:value-type="float" office:value="6.628384525" calcext:value-type="float">
            <text:p>6.62838452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471531" calcext:value-type="float">
            <text:p>6.471531</text:p>
          </table:table-cell>
          <table:table-cell office:value-type="float" office:value="6.629963275" calcext:value-type="float">
            <text:p>6.62996327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363097" calcext:value-type="float">
            <text:p>6.363097</text:p>
          </table:table-cell>
          <table:table-cell office:value-type="float" office:value="6.63296415" calcext:value-type="float">
            <text:p>6.6329641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287491" calcext:value-type="float">
            <text:p>6.287491</text:p>
          </table:table-cell>
          <table:table-cell office:value-type="float" office:value="6.637525575" calcext:value-type="float">
            <text:p>6.63752557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245608" calcext:value-type="float">
            <text:p>6.245608</text:p>
          </table:table-cell>
          <table:table-cell office:value-type="float" office:value="6.6440341" calcext:value-type="float">
            <text:p>6.644034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186774" calcext:value-type="float">
            <text:p>5.186774</text:p>
          </table:table-cell>
          <table:table-cell office:value-type="float" office:value="6.65398505" calcext:value-type="float">
            <text:p>6.6539850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219279" calcext:value-type="float">
            <text:p>7.219279</text:p>
          </table:table-cell>
          <table:table-cell office:value-type="float" office:value="6.6922047" calcext:value-type="float">
            <text:p>6.692204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83557" calcext:value-type="float">
            <text:p>6.83557</text:p>
          </table:table-cell>
          <table:table-cell office:value-type="float" office:value="6.677239175" calcext:value-type="float">
            <text:p>6.67723917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596777" calcext:value-type="float">
            <text:p>6.596777</text:p>
          </table:table-cell>
          <table:table-cell office:value-type="float" office:value="6.66611775" calcext:value-type="float">
            <text:p>6.6661177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439844" calcext:value-type="float">
            <text:p>6.439844</text:p>
          </table:table-cell>
          <table:table-cell office:value-type="float" office:value="6.655939825" calcext:value-type="float">
            <text:p>6.65593982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356025" calcext:value-type="float">
            <text:p>6.356025</text:p>
          </table:table-cell>
          <table:table-cell office:value-type="float" office:value="6.6487265" calcext:value-type="float">
            <text:p>6.648726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32162" calcext:value-type="float">
            <text:p>6.32162</text:p>
          </table:table-cell>
          <table:table-cell office:value-type="float" office:value="6.648253575" calcext:value-type="float">
            <text:p>6.6482535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365479" calcext:value-type="float">
            <text:p>6.365479</text:p>
          </table:table-cell>
          <table:table-cell office:value-type="float" office:value="6.65810975" calcext:value-type="float">
            <text:p>6.6581097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482177" calcext:value-type="float">
            <text:p>6.482177</text:p>
          </table:table-cell>
          <table:table-cell office:value-type="float" office:value="6.654398075" calcext:value-type="float">
            <text:p>6.65439807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586002" calcext:value-type="float">
            <text:p>6.586002</text:p>
          </table:table-cell>
          <table:table-cell office:value-type="float" office:value="6.66606575" calcext:value-type="float">
            <text:p>6.6660657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21918" calcext:value-type="float">
            <text:p>6.621918</text:p>
          </table:table-cell>
          <table:table-cell office:value-type="float" office:value="6.671761225" calcext:value-type="float">
            <text:p>6.67176122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19812" calcext:value-type="float">
            <text:p>6.619812</text:p>
          </table:table-cell>
          <table:table-cell office:value-type="float" office:value="6.67182035" calcext:value-type="float">
            <text:p>6.6718203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27606" calcext:value-type="float">
            <text:p>6.627606</text:p>
          </table:table-cell>
          <table:table-cell office:value-type="float" office:value="6.669657925" calcext:value-type="float">
            <text:p>6.6696579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54619" calcext:value-type="float">
            <text:p>6.654619</text:p>
          </table:table-cell>
          <table:table-cell office:value-type="float" office:value="6.666547675" calcext:value-type="float">
            <text:p>6.66654767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83387" calcext:value-type="float">
            <text:p>6.683387</text:p>
          </table:table-cell>
          <table:table-cell office:value-type="float" office:value="6.6618971" calcext:value-type="float">
            <text:p>6.661897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03552" calcext:value-type="float">
            <text:p>6.703552</text:p>
          </table:table-cell>
          <table:table-cell office:value-type="float" office:value="6.656253625" calcext:value-type="float">
            <text:p>6.65625362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27563" calcext:value-type="float">
            <text:p>6.727563</text:p>
          </table:table-cell>
          <table:table-cell office:value-type="float" office:value="6.651208025" calcext:value-type="float">
            <text:p>6.65120802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73689" calcext:value-type="float">
            <text:p>6.773689</text:p>
          </table:table-cell>
          <table:table-cell office:value-type="float" office:value="6.64699025" calcext:value-type="float">
            <text:p>6.6469902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831433" calcext:value-type="float">
            <text:p>6.831433</text:p>
          </table:table-cell>
          <table:table-cell office:value-type="float" office:value="6.6424134" calcext:value-type="float">
            <text:p>6.642413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865299" calcext:value-type="float">
            <text:p>6.865299</text:p>
          </table:table-cell>
          <table:table-cell office:value-type="float" office:value="6.6373022" calcext:value-type="float">
            <text:p>6.6373022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859282" calcext:value-type="float">
            <text:p>6.859282</text:p>
          </table:table-cell>
          <table:table-cell office:value-type="float" office:value="6.63315805" calcext:value-type="float">
            <text:p>6.6331580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830215" calcext:value-type="float">
            <text:p>6.830215</text:p>
          </table:table-cell>
          <table:table-cell office:value-type="float" office:value="6.630942575" calcext:value-type="float">
            <text:p>6.63094257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99196" calcext:value-type="float">
            <text:p>6.799196</text:p>
          </table:table-cell>
          <table:table-cell office:value-type="float" office:value="6.62987985" calcext:value-type="float">
            <text:p>6.6298798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82838" calcext:value-type="float">
            <text:p>6.782838</text:p>
          </table:table-cell>
          <table:table-cell office:value-type="float" office:value="6.6289437" calcext:value-type="float">
            <text:p>6.628943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800713" calcext:value-type="float">
            <text:p>6.800713</text:p>
          </table:table-cell>
          <table:table-cell office:value-type="float" office:value="6.627971475" calcext:value-type="float">
            <text:p>6.62797147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848192" calcext:value-type="float">
            <text:p>6.848192</text:p>
          </table:table-cell>
          <table:table-cell office:value-type="float" office:value="6.626816175" calcext:value-type="float">
            <text:p>6.62681617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878887" calcext:value-type="float">
            <text:p>6.878887</text:p>
          </table:table-cell>
          <table:table-cell office:value-type="float" office:value="6.62506655" calcext:value-type="float">
            <text:p>6.6250665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858931" calcext:value-type="float">
            <text:p>6.858931</text:p>
          </table:table-cell>
          <table:table-cell office:value-type="float" office:value="6.6232458" calcext:value-type="float">
            <text:p>6.6232458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818896" calcext:value-type="float">
            <text:p>6.818896</text:p>
          </table:table-cell>
          <table:table-cell office:value-type="float" office:value="6.622633925" calcext:value-type="float">
            <text:p>6.62263392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06657" calcext:value-type="float">
            <text:p>6.806657</text:p>
          </table:table-cell>
          <table:table-cell office:value-type="float" office:value="6.623258375" calcext:value-type="float">
            <text:p>6.62325837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807605" calcext:value-type="float">
            <text:p>6.807605</text:p>
          </table:table-cell>
          <table:table-cell office:value-type="float" office:value="6.623756325" calcext:value-type="float">
            <text:p>6.62375632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6768" calcext:value-type="float">
            <text:p>6.76768</text:p>
          </table:table-cell>
          <table:table-cell office:value-type="float" office:value="6.6240085" calcext:value-type="float">
            <text:p>6.624008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80942" calcext:value-type="float">
            <text:p>6.680942</text:p>
          </table:table-cell>
          <table:table-cell office:value-type="float" office:value="6.6260936" calcext:value-type="float">
            <text:p>6.626093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04351" calcext:value-type="float">
            <text:p>6.604351</text:p>
          </table:table-cell>
          <table:table-cell office:value-type="float" office:value="6.63158325" calcext:value-type="float">
            <text:p>6.6315832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58562" calcext:value-type="float">
            <text:p>6.58562</text:p>
          </table:table-cell>
          <table:table-cell office:value-type="float" office:value="6.639151475" calcext:value-type="float">
            <text:p>6.63915147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02374" calcext:value-type="float">
            <text:p>6.602374</text:p>
          </table:table-cell>
          <table:table-cell office:value-type="float" office:value="6.6457875" calcext:value-type="float">
            <text:p>6.645787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591566" calcext:value-type="float">
            <text:p>6.591566</text:p>
          </table:table-cell>
          <table:table-cell office:value-type="float" office:value="6.650154075" calcext:value-type="float">
            <text:p>6.65015407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545554" calcext:value-type="float">
            <text:p>6.545554</text:p>
          </table:table-cell>
          <table:table-cell office:value-type="float" office:value="6.654048975" calcext:value-type="float">
            <text:p>6.65404897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547832" calcext:value-type="float">
            <text:p>6.547832</text:p>
          </table:table-cell>
          <table:table-cell office:value-type="float" office:value="6.659605375" calcext:value-type="float">
            <text:p>6.65960537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43646" calcext:value-type="float">
            <text:p>6.643646</text:p>
          </table:table-cell>
          <table:table-cell office:value-type="float" office:value="6.665537625" calcext:value-type="float">
            <text:p>6.66553762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1556" calcext:value-type="float">
            <text:p>6.71556</text:p>
          </table:table-cell>
          <table:table-cell office:value-type="float" office:value="6.6685392" calcext:value-type="float">
            <text:p>6.6685392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20658" calcext:value-type="float">
            <text:p>6.620658</text:p>
          </table:table-cell>
          <table:table-cell office:value-type="float" office:value="6.66850625" calcext:value-type="float">
            <text:p>6.6685062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390713" calcext:value-type="float">
            <text:p>6.390713</text:p>
          </table:table-cell>
          <table:table-cell office:value-type="float" office:value="6.669234875" calcext:value-type="float">
            <text:p>6.66923487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18966" calcext:value-type="float">
            <text:p>6.18966</text:p>
          </table:table-cell>
          <table:table-cell office:value-type="float" office:value="6.673991475" calcext:value-type="float">
            <text:p>6.67399147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151311" calcext:value-type="float">
            <text:p>6.151311</text:p>
          </table:table-cell>
          <table:table-cell office:value-type="float" office:value="6.682976425" calcext:value-type="float">
            <text:p>6.68297642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337108" calcext:value-type="float">
            <text:p>6.337108</text:p>
          </table:table-cell>
          <table:table-cell office:value-type="float" office:value="6.693747" calcext:value-type="float">
            <text:p>6.69374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15867" calcext:value-type="float">
            <text:p>6.715867</text:p>
          </table:table-cell>
          <table:table-cell office:value-type="float" office:value="6.70085155" calcext:value-type="float">
            <text:p>6.7008515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217012" calcext:value-type="float">
            <text:p>6.217012</text:p>
          </table:table-cell>
          <table:table-cell office:value-type="float" office:value="6.697390525" calcext:value-type="float">
            <text:p>6.69739052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948884" calcext:value-type="float">
            <text:p>6.948884</text:p>
          </table:table-cell>
          <table:table-cell office:value-type="float" office:value="6.70335495" calcext:value-type="float">
            <text:p>6.7033549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813821" calcext:value-type="float">
            <text:p>6.813821</text:p>
          </table:table-cell>
          <table:table-cell office:value-type="float" office:value="6.6884424" calcext:value-type="float">
            <text:p>6.6884424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24283" calcext:value-type="float">
            <text:p>6.624283</text:p>
          </table:table-cell>
          <table:table-cell office:value-type="float" office:value="6.67647945" calcext:value-type="float">
            <text:p>6.6764794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533315" calcext:value-type="float">
            <text:p>6.533315</text:p>
          </table:table-cell>
          <table:table-cell office:value-type="float" office:value="6.6708214" calcext:value-type="float">
            <text:p>6.670821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503196" calcext:value-type="float">
            <text:p>6.503196</text:p>
          </table:table-cell>
          <table:table-cell office:value-type="float" office:value="6.670572375" calcext:value-type="float">
            <text:p>6.67057237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468596" calcext:value-type="float">
            <text:p>6.468596</text:p>
          </table:table-cell>
          <table:table-cell office:value-type="float" office:value="6.6754659" calcext:value-type="float">
            <text:p>6.675465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457648" calcext:value-type="float">
            <text:p>6.457648</text:p>
          </table:table-cell>
          <table:table-cell office:value-type="float" office:value="6.6880097" calcext:value-type="float">
            <text:p>6.688009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501728" calcext:value-type="float">
            <text:p>6.501728</text:p>
          </table:table-cell>
          <table:table-cell office:value-type="float" office:value="6.6913626" calcext:value-type="float">
            <text:p>6.691362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558852" calcext:value-type="float">
            <text:p>6.558852</text:p>
          </table:table-cell>
          <table:table-cell office:value-type="float" office:value="6.69386825" calcext:value-type="float">
            <text:p>6.693868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590615" calcext:value-type="float">
            <text:p>6.590615</text:p>
          </table:table-cell>
          <table:table-cell office:value-type="float" office:value="6.691952425" calcext:value-type="float">
            <text:p>6.69195242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26985" calcext:value-type="float">
            <text:p>6.626985</text:p>
          </table:table-cell>
          <table:table-cell office:value-type="float" office:value="6.6871215" calcext:value-type="float">
            <text:p>6.687121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99533" calcext:value-type="float">
            <text:p>6.699533</text:p>
          </table:table-cell>
          <table:table-cell office:value-type="float" office:value="6.681572925" calcext:value-type="float">
            <text:p>6.68157292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770663" calcext:value-type="float">
            <text:p>6.770663</text:p>
          </table:table-cell>
          <table:table-cell office:value-type="float" office:value="6.67578975" calcext:value-type="float">
            <text:p>6.6757897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87706" calcext:value-type="float">
            <text:p>6.787706</text:p>
          </table:table-cell>
          <table:table-cell office:value-type="float" office:value="6.669153875" calcext:value-type="float">
            <text:p>6.66915387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6175" calcext:value-type="float">
            <text:p>6.76175</text:p>
          </table:table-cell>
          <table:table-cell office:value-type="float" office:value="6.6618138" calcext:value-type="float">
            <text:p>6.661813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43949" calcext:value-type="float">
            <text:p>6.743949</text:p>
          </table:table-cell>
          <table:table-cell office:value-type="float" office:value="6.6551754" calcext:value-type="float">
            <text:p>6.6551754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54501" calcext:value-type="float">
            <text:p>6.754501</text:p>
          </table:table-cell>
          <table:table-cell office:value-type="float" office:value="6.650473875" calcext:value-type="float">
            <text:p>6.65047387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78207" calcext:value-type="float">
            <text:p>6.778207</text:p>
          </table:table-cell>
          <table:table-cell office:value-type="float" office:value="6.6474317" calcext:value-type="float">
            <text:p>6.647431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806057" calcext:value-type="float">
            <text:p>6.806057</text:p>
          </table:table-cell>
          <table:table-cell office:value-type="float" office:value="6.644842625" calcext:value-type="float">
            <text:p>6.64484262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834456" calcext:value-type="float">
            <text:p>6.834456</text:p>
          </table:table-cell>
          <table:table-cell office:value-type="float" office:value="6.641932825" calcext:value-type="float">
            <text:p>6.64193282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843874" calcext:value-type="float">
            <text:p>6.843874</text:p>
          </table:table-cell>
          <table:table-cell office:value-type="float" office:value="6.638825075" calcext:value-type="float">
            <text:p>6.6388250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826575" calcext:value-type="float">
            <text:p>6.826575</text:p>
          </table:table-cell>
          <table:table-cell office:value-type="float" office:value="6.63616255" calcext:value-type="float">
            <text:p>6.6361625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17692" calcext:value-type="float">
            <text:p>6.817692</text:p>
          </table:table-cell>
          <table:table-cell office:value-type="float" office:value="6.634408325" calcext:value-type="float">
            <text:p>6.63440832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851084" calcext:value-type="float">
            <text:p>6.851084</text:p>
          </table:table-cell>
          <table:table-cell office:value-type="float" office:value="6.633161625" calcext:value-type="float">
            <text:p>6.63316162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900528" calcext:value-type="float">
            <text:p>6.900528</text:p>
          </table:table-cell>
          <table:table-cell office:value-type="float" office:value="6.631332675" calcext:value-type="float">
            <text:p>6.6313326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90708" calcext:value-type="float">
            <text:p>6.90708</text:p>
          </table:table-cell>
          <table:table-cell office:value-type="float" office:value="6.628433175" calcext:value-type="float">
            <text:p>6.62843317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851061" calcext:value-type="float">
            <text:p>6.851061</text:p>
          </table:table-cell>
          <table:table-cell office:value-type="float" office:value="6.62551205" calcext:value-type="float">
            <text:p>6.6255120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77037" calcext:value-type="float">
            <text:p>6.777037</text:p>
          </table:table-cell>
          <table:table-cell office:value-type="float" office:value="6.62434705" calcext:value-type="float">
            <text:p>6.6243470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47362" calcext:value-type="float">
            <text:p>6.747362</text:p>
          </table:table-cell>
          <table:table-cell office:value-type="float" office:value="6.62558055" calcext:value-type="float">
            <text:p>6.6255805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6781" calcext:value-type="float">
            <text:p>6.76781</text:p>
          </table:table-cell>
          <table:table-cell office:value-type="float" office:value="6.62808795" calcext:value-type="float">
            <text:p>6.6280879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85122" calcext:value-type="float">
            <text:p>6.785122</text:p>
          </table:table-cell>
          <table:table-cell office:value-type="float" office:value="6.6304739" calcext:value-type="float">
            <text:p>6.630473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63709" calcext:value-type="float">
            <text:p>6.763709</text:p>
          </table:table-cell>
          <table:table-cell office:value-type="float" office:value="6.632464275" calcext:value-type="float">
            <text:p>6.63246427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14242" calcext:value-type="float">
            <text:p>6.714242</text:p>
          </table:table-cell>
          <table:table-cell office:value-type="float" office:value="6.6345177" calcext:value-type="float">
            <text:p>6.634517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49803" calcext:value-type="float">
            <text:p>6.649803</text:p>
          </table:table-cell>
          <table:table-cell office:value-type="float" office:value="6.6371668" calcext:value-type="float">
            <text:p>6.637166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80977" calcext:value-type="float">
            <text:p>6.580977</text:p>
          </table:table-cell>
          <table:table-cell office:value-type="float" office:value="6.6410656" calcext:value-type="float">
            <text:p>6.641065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49058" calcext:value-type="float">
            <text:p>6.549058</text:p>
          </table:table-cell>
          <table:table-cell office:value-type="float" office:value="6.6464398" calcext:value-type="float">
            <text:p>6.646439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82134" calcext:value-type="float">
            <text:p>6.582134</text:p>
          </table:table-cell>
          <table:table-cell office:value-type="float" office:value="6.652086425" calcext:value-type="float">
            <text:p>6.65208642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2129" calcext:value-type="float">
            <text:p>6.62129</text:p>
          </table:table-cell>
          <table:table-cell office:value-type="float" office:value="6.656200925" calcext:value-type="float">
            <text:p>6.65620092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77426" calcext:value-type="float">
            <text:p>6.577426</text:p>
          </table:table-cell>
          <table:table-cell office:value-type="float" office:value="6.658764125" calcext:value-type="float">
            <text:p>6.65876412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455589" calcext:value-type="float">
            <text:p>6.455589</text:p>
          </table:table-cell>
          <table:table-cell office:value-type="float" office:value="6.661989" calcext:value-type="float">
            <text:p>6.66198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352382" calcext:value-type="float">
            <text:p>6.352382</text:p>
          </table:table-cell>
          <table:table-cell office:value-type="float" office:value="6.6677438" calcext:value-type="float">
            <text:p>6.667743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335303" calcext:value-type="float">
            <text:p>6.335303</text:p>
          </table:table-cell>
          <table:table-cell office:value-type="float" office:value="6.675096175" calcext:value-type="float">
            <text:p>6.67509617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397961" calcext:value-type="float">
            <text:p>6.397961</text:p>
          </table:table-cell>
          <table:table-cell office:value-type="float" office:value="6.68109005" calcext:value-type="float">
            <text:p>6.6810900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23354" calcext:value-type="float">
            <text:p>6.523354</text:p>
          </table:table-cell>
          <table:table-cell office:value-type="float" office:value="6.683561125" calcext:value-type="float">
            <text:p>6.68356112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98937" calcext:value-type="float">
            <text:p>6.698937</text:p>
          </table:table-cell>
          <table:table-cell office:value-type="float" office:value="6.68274245" calcext:value-type="float">
            <text:p>6.6827424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970348" calcext:value-type="float">
            <text:p>6.970348</text:p>
          </table:table-cell>
          <table:table-cell office:value-type="float" office:value="6.68067475" calcext:value-type="float">
            <text:p>6.6806747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591764" calcext:value-type="float">
            <text:p>6.591764</text:p>
          </table:table-cell>
          <table:table-cell office:value-type="float" office:value="6.677279025" calcext:value-type="float">
            <text:p>6.6772790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01954" calcext:value-type="float">
            <text:p>6.601954</text:p>
          </table:table-cell>
          <table:table-cell office:value-type="float" office:value="6.689777975" calcext:value-type="float">
            <text:p>6.68977797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482219" calcext:value-type="float">
            <text:p>6.482219</text:p>
          </table:table-cell>
          <table:table-cell office:value-type="float" office:value="6.709356575" calcext:value-type="float">
            <text:p>6.70935657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397378" calcext:value-type="float">
            <text:p>6.397378</text:p>
          </table:table-cell>
          <table:table-cell office:value-type="float" office:value="6.73528985" calcext:value-type="float">
            <text:p>6.7352898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405042" calcext:value-type="float">
            <text:p>6.405042</text:p>
          </table:table-cell>
          <table:table-cell office:value-type="float" office:value="6.748487575" calcext:value-type="float">
            <text:p>6.74848757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468206" calcext:value-type="float">
            <text:p>6.468206</text:p>
          </table:table-cell>
          <table:table-cell office:value-type="float" office:value="6.703449325" calcext:value-type="float">
            <text:p>6.70344932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505228" calcext:value-type="float">
            <text:p>6.505228</text:p>
          </table:table-cell>
          <table:table-cell office:value-type="float" office:value="6.656831975" calcext:value-type="float">
            <text:p>6.65683197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494103" calcext:value-type="float">
            <text:p>6.494103</text:p>
          </table:table-cell>
          <table:table-cell office:value-type="float" office:value="7.400828775" calcext:value-type="float">
            <text:p>7.40082877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496214" calcext:value-type="float">
            <text:p>6.496214</text:p>
          </table:table-cell>
          <table:table-cell office:value-type="float" office:value="7.454590675" calcext:value-type="float">
            <text:p>7.45459067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555888" calcext:value-type="float">
            <text:p>6.555888</text:p>
          </table:table-cell>
          <table:table-cell office:value-type="float" office:value="7.463109025" calcext:value-type="float">
            <text:p>7.46310902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32814" calcext:value-type="float">
            <text:p>6.632814</text:p>
          </table:table-cell>
          <table:table-cell office:value-type="float" office:value="7.45925845" calcext:value-type="float">
            <text:p>7.4592584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74644" calcext:value-type="float">
            <text:p>6.674644</text:p>
          </table:table-cell>
          <table:table-cell office:value-type="float" office:value="7.453271575" calcext:value-type="float">
            <text:p>7.45327157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89665" calcext:value-type="float">
            <text:p>6.689665</text:p>
          </table:table-cell>
          <table:table-cell office:value-type="float" office:value="7.448500225" calcext:value-type="float">
            <text:p>7.44850022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10146" calcext:value-type="float">
            <text:p>6.710146</text:p>
          </table:table-cell>
          <table:table-cell office:value-type="float" office:value="7.4445885" calcext:value-type="float">
            <text:p>7.444588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37373" calcext:value-type="float">
            <text:p>6.737373</text:p>
          </table:table-cell>
          <table:table-cell office:value-type="float" office:value="7.44047995" calcext:value-type="float">
            <text:p>7.4404799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56406" calcext:value-type="float">
            <text:p>6.756406</text:p>
          </table:table-cell>
          <table:table-cell office:value-type="float" office:value="7.436265" calcext:value-type="float">
            <text:p>7.43626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67824" calcext:value-type="float">
            <text:p>6.767824</text:p>
          </table:table-cell>
          <table:table-cell office:value-type="float" office:value="7.4325417" calcext:value-type="float">
            <text:p>7.43254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77926" calcext:value-type="float">
            <text:p>6.777926</text:p>
          </table:table-cell>
          <table:table-cell office:value-type="float" office:value="7.429432175" calcext:value-type="float">
            <text:p>7.42943217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84548" calcext:value-type="float">
            <text:p>6.784548</text:p>
          </table:table-cell>
          <table:table-cell office:value-type="float" office:value="7.4266553" calcext:value-type="float">
            <text:p>7.426655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90235" calcext:value-type="float">
            <text:p>6.790235</text:p>
          </table:table-cell>
          <table:table-cell office:value-type="float" office:value="7.424082125" calcext:value-type="float">
            <text:p>7.42408212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804461" calcext:value-type="float">
            <text:p>6.804461</text:p>
          </table:table-cell>
          <table:table-cell office:value-type="float" office:value="7.4218518" calcext:value-type="float">
            <text:p>7.421851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826377" calcext:value-type="float">
            <text:p>6.826377</text:p>
          </table:table-cell>
          <table:table-cell office:value-type="float" office:value="7.41987715" calcext:value-type="float">
            <text:p>7.4198771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847658" calcext:value-type="float">
            <text:p>6.847658</text:p>
          </table:table-cell>
          <table:table-cell office:value-type="float" office:value="7.4176496" calcext:value-type="float">
            <text:p>7.4176496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863248" calcext:value-type="float">
            <text:p>6.863248</text:p>
          </table:table-cell>
          <table:table-cell office:value-type="float" office:value="7.4148888" calcext:value-type="float">
            <text:p>7.414888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864737" calcext:value-type="float">
            <text:p>6.864737</text:p>
          </table:table-cell>
          <table:table-cell office:value-type="float" office:value="7.41211745" calcext:value-type="float">
            <text:p>7.4121174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845846" calcext:value-type="float">
            <text:p>6.845846</text:p>
          </table:table-cell>
          <table:table-cell office:value-type="float" office:value="7.410251325" calcext:value-type="float">
            <text:p>7.4102513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20206" calcext:value-type="float">
            <text:p>6.820206</text:p>
          </table:table-cell>
          <table:table-cell office:value-type="float" office:value="7.409867675" calcext:value-type="float">
            <text:p>7.40986767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805755" calcext:value-type="float">
            <text:p>6.805755</text:p>
          </table:table-cell>
          <table:table-cell office:value-type="float" office:value="7.410994975" calcext:value-type="float">
            <text:p>7.41099497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95945" calcext:value-type="float">
            <text:p>6.795945</text:p>
          </table:table-cell>
          <table:table-cell office:value-type="float" office:value="7.413135175" calcext:value-type="float">
            <text:p>7.41313517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74923" calcext:value-type="float">
            <text:p>6.774923</text:p>
          </table:table-cell>
          <table:table-cell office:value-type="float" office:value="7.4154658" calcext:value-type="float">
            <text:p>7.415465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46714" calcext:value-type="float">
            <text:p>6.746714</text:p>
          </table:table-cell>
          <table:table-cell office:value-type="float" office:value="7.417421225" calcext:value-type="float">
            <text:p>7.41742122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23818" calcext:value-type="float">
            <text:p>6.723818</text:p>
          </table:table-cell>
          <table:table-cell office:value-type="float" office:value="7.419047575" calcext:value-type="float">
            <text:p>7.41904757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06421" calcext:value-type="float">
            <text:p>6.706421</text:p>
          </table:table-cell>
          <table:table-cell office:value-type="float" office:value="7.4208453" calcext:value-type="float">
            <text:p>7.420845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85781" calcext:value-type="float">
            <text:p>6.685781</text:p>
          </table:table-cell>
          <table:table-cell office:value-type="float" office:value="7.423469975" calcext:value-type="float">
            <text:p>7.42346997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46477" calcext:value-type="float">
            <text:p>6.646477</text:p>
          </table:table-cell>
          <table:table-cell office:value-type="float" office:value="7.427310075" calcext:value-type="float">
            <text:p>7.42731007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575058" calcext:value-type="float">
            <text:p>6.575058</text:p>
          </table:table-cell>
          <table:table-cell office:value-type="float" office:value="7.4323247" calcext:value-type="float">
            <text:p>7.432324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496804" calcext:value-type="float">
            <text:p>6.496804</text:p>
          </table:table-cell>
          <table:table-cell office:value-type="float" office:value="7.438426375" calcext:value-type="float">
            <text:p>7.43842637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490607" calcext:value-type="float">
            <text:p>6.490607</text:p>
          </table:table-cell>
          <table:table-cell office:value-type="float" office:value="7.445325125" calcext:value-type="float">
            <text:p>7.44532512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616229" calcext:value-type="float">
            <text:p>6.616229</text:p>
          </table:table-cell>
          <table:table-cell office:value-type="float" office:value="7.451443225" calcext:value-type="float">
            <text:p>7.45144322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834519" calcext:value-type="float">
            <text:p>6.834519</text:p>
          </table:table-cell>
          <table:table-cell office:value-type="float" office:value="7.453978575" calcext:value-type="float">
            <text:p>7.45397857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091722" calcext:value-type="float">
            <text:p>7.091722</text:p>
          </table:table-cell>
          <table:table-cell office:value-type="float" office:value="7.450925275" calcext:value-type="float">
            <text:p>7.45092527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385098" calcext:value-type="float">
            <text:p>7.385098</text:p>
          </table:table-cell>
          <table:table-cell office:value-type="float" office:value="7.44126595" calcext:value-type="float">
            <text:p>7.4412659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51955" calcext:value-type="float">
            <text:p>7.51955</text:p>
          </table:table-cell>
          <table:table-cell office:value-type="float" office:value="7.423645875" calcext:value-type="float">
            <text:p>7.42364587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925287" calcext:value-type="float">
            <text:p>6.925287</text:p>
          </table:table-cell>
          <table:table-cell office:value-type="float" office:value="7.40125075" calcext:value-type="float">
            <text:p>7.4012507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603512" calcext:value-type="float">
            <text:p>4.603512</text:p>
          </table:table-cell>
          <table:table-cell office:value-type="float" office:value="7.3915006" calcext:value-type="float">
            <text:p>7.3915006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603512" calcext:value-type="float">
            <text:p>4.603512</text:p>
          </table:table-cell>
          <table:table-cell office:value-type="float" office:value="7.437484025" calcext:value-type="float">
            <text:p>7.43748402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6.2651" calcext:value-type="float">
            <text:p>36.2651</text:p>
          </table:table-cell>
          <table:table-cell office:value-type="float" office:value="7.48256405" calcext:value-type="float">
            <text:p>7.4825640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.644579" calcext:value-type="float">
            <text:p>8.644579</text:p>
          </table:table-cell>
          <table:table-cell office:value-type="float" office:value="6.7376824" calcext:value-type="float">
            <text:p>6.7376824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836948" calcext:value-type="float">
            <text:p>6.836948</text:p>
          </table:table-cell>
          <table:table-cell office:value-type="float" office:value="6.68646375" calcext:value-type="float">
            <text:p>6.6864637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401865" calcext:value-type="float">
            <text:p>6.401865</text:p>
          </table:table-cell>
          <table:table-cell office:value-type="float" office:value="6.68302165" calcext:value-type="float">
            <text:p>6.6830216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393339" calcext:value-type="float">
            <text:p>6.393339</text:p>
          </table:table-cell>
          <table:table-cell office:value-type="float" office:value="6.69086125" calcext:value-type="float">
            <text:p>6.6908612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48379" calcext:value-type="float">
            <text:p>6.48379</text:p>
          </table:table-cell>
          <table:table-cell office:value-type="float" office:value="6.6959262" calcext:value-type="float">
            <text:p>6.695926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33196" calcext:value-type="float">
            <text:p>6.533196</text:p>
          </table:table-cell>
          <table:table-cell office:value-type="float" office:value="6.689735175" calcext:value-type="float">
            <text:p>6.68973517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45804" calcext:value-type="float">
            <text:p>6.545804</text:p>
          </table:table-cell>
          <table:table-cell office:value-type="float" office:value="6.641736875" calcext:value-type="float">
            <text:p>6.64173687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568775" calcext:value-type="float">
            <text:p>6.568775</text:p>
          </table:table-cell>
          <table:table-cell office:value-type="float" office:value="6.66559875" calcext:value-type="float">
            <text:p>6.6655987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607474" calcext:value-type="float">
            <text:p>6.607474</text:p>
          </table:table-cell>
          <table:table-cell office:value-type="float" office:value="6.66436635" calcext:value-type="float">
            <text:p>6.6643663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643443" calcext:value-type="float">
            <text:p>6.643443</text:p>
          </table:table-cell>
          <table:table-cell office:value-type="float" office:value="6.6560602" calcext:value-type="float">
            <text:p>6.6560602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66851" calcext:value-type="float">
            <text:p>6.666851</text:p>
          </table:table-cell>
          <table:table-cell office:value-type="float" office:value="6.64684245" calcext:value-type="float">
            <text:p>6.6468424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81621" calcext:value-type="float">
            <text:p>6.681621</text:p>
          </table:table-cell>
          <table:table-cell office:value-type="float" office:value="6.639869525" calcext:value-type="float">
            <text:p>6.63986952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01022" calcext:value-type="float">
            <text:p>6.701022</text:p>
          </table:table-cell>
          <table:table-cell office:value-type="float" office:value="6.635768475" calcext:value-type="float">
            <text:p>6.63576847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25475" calcext:value-type="float">
            <text:p>6.725475</text:p>
          </table:table-cell>
          <table:table-cell office:value-type="float" office:value="6.6331675" calcext:value-type="float">
            <text:p>6.633167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37275" calcext:value-type="float">
            <text:p>6.737275</text:p>
          </table:table-cell>
          <table:table-cell office:value-type="float" office:value="6.629997675" calcext:value-type="float">
            <text:p>6.62999767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37226" calcext:value-type="float">
            <text:p>6.737226</text:p>
          </table:table-cell>
          <table:table-cell office:value-type="float" office:value="6.625370925" calcext:value-type="float">
            <text:p>6.62537092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52394" calcext:value-type="float">
            <text:p>6.752394</text:p>
          </table:table-cell>
          <table:table-cell office:value-type="float" office:value="6.620163675" calcext:value-type="float">
            <text:p>6.62016367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90092" calcext:value-type="float">
            <text:p>6.790092</text:p>
          </table:table-cell>
          <table:table-cell office:value-type="float" office:value="6.61573225" calcext:value-type="float">
            <text:p>6.6157322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305" calcext:value-type="float">
            <text:p>6.8305</text:p>
          </table:table-cell>
          <table:table-cell office:value-type="float" office:value="6.612438775" calcext:value-type="float">
            <text:p>6.61243877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865298" calcext:value-type="float">
            <text:p>6.865298</text:p>
          </table:table-cell>
          <table:table-cell office:value-type="float" office:value="6.6094176" calcext:value-type="float">
            <text:p>6.609417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91363" calcext:value-type="float">
            <text:p>6.891363</text:p>
          </table:table-cell>
          <table:table-cell office:value-type="float" office:value="6.60556905" calcext:value-type="float">
            <text:p>6.6055690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88917" calcext:value-type="float">
            <text:p>6.88917</text:p>
          </table:table-cell>
          <table:table-cell office:value-type="float" office:value="6.600844325" calcext:value-type="float">
            <text:p>6.60084432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85314" calcext:value-type="float">
            <text:p>6.85314</text:p>
          </table:table-cell>
          <table:table-cell office:value-type="float" office:value="6.596462725" calcext:value-type="float">
            <text:p>6.59646272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811768" calcext:value-type="float">
            <text:p>6.811768</text:p>
          </table:table-cell>
          <table:table-cell office:value-type="float" office:value="6.593821225" calcext:value-type="float">
            <text:p>6.59382122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95727" calcext:value-type="float">
            <text:p>6.795727</text:p>
          </table:table-cell>
          <table:table-cell office:value-type="float" office:value="6.593326725" calcext:value-type="float">
            <text:p>6.5933267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11408" calcext:value-type="float">
            <text:p>6.811408</text:p>
          </table:table-cell>
          <table:table-cell office:value-type="float" office:value="6.594178" calcext:value-type="float">
            <text:p>6.59417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39385" calcext:value-type="float">
            <text:p>6.839385</text:p>
          </table:table-cell>
          <table:table-cell office:value-type="float" office:value="6.595164425" calcext:value-type="float">
            <text:p>6.59516442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47062" calcext:value-type="float">
            <text:p>6.847062</text:p>
          </table:table-cell>
          <table:table-cell office:value-type="float" office:value="6.59563595" calcext:value-type="float">
            <text:p>6.5956359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19125" calcext:value-type="float">
            <text:p>6.819125</text:p>
          </table:table-cell>
          <table:table-cell office:value-type="float" office:value="6.595709475" calcext:value-type="float">
            <text:p>6.59570947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72754" calcext:value-type="float">
            <text:p>6.772754</text:p>
          </table:table-cell>
          <table:table-cell office:value-type="float" office:value="6.59596505" calcext:value-type="float">
            <text:p>6.5959650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35331" calcext:value-type="float">
            <text:p>6.735331</text:p>
          </table:table-cell>
          <table:table-cell office:value-type="float" office:value="6.597129025" calcext:value-type="float">
            <text:p>6.59712902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17643" calcext:value-type="float">
            <text:p>6.717643</text:p>
          </table:table-cell>
          <table:table-cell office:value-type="float" office:value="6.599443275" calcext:value-type="float">
            <text:p>6.59944327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12387" calcext:value-type="float">
            <text:p>6.712387</text:p>
          </table:table-cell>
          <table:table-cell office:value-type="float" office:value="6.60230505" calcext:value-type="float">
            <text:p>6.6023050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05349" calcext:value-type="float">
            <text:p>6.705349</text:p>
          </table:table-cell>
          <table:table-cell office:value-type="float" office:value="6.604909975" calcext:value-type="float">
            <text:p>6.60490997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80295" calcext:value-type="float">
            <text:p>6.680295</text:p>
          </table:table-cell>
          <table:table-cell office:value-type="float" office:value="6.606947325" calcext:value-type="float">
            <text:p>6.60694732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23745" calcext:value-type="float">
            <text:p>6.623745</text:p>
          </table:table-cell>
          <table:table-cell office:value-type="float" office:value="6.608826175" calcext:value-type="float">
            <text:p>6.60882617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535281" calcext:value-type="float">
            <text:p>6.535281</text:p>
          </table:table-cell>
          <table:table-cell office:value-type="float" office:value="6.6118023" calcext:value-type="float">
            <text:p>6.611802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442849" calcext:value-type="float">
            <text:p>6.442849</text:p>
          </table:table-cell>
          <table:table-cell office:value-type="float" office:value="6.617389125" calcext:value-type="float">
            <text:p>6.61738912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406713" calcext:value-type="float">
            <text:p>6.406713</text:p>
          </table:table-cell>
          <table:table-cell office:value-type="float" office:value="6.625776325" calcext:value-type="float">
            <text:p>6.62577632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469834" calcext:value-type="float">
            <text:p>6.469834</text:p>
          </table:table-cell>
          <table:table-cell office:value-type="float" office:value="6.634721825" calcext:value-type="float">
            <text:p>6.63472182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595833" calcext:value-type="float">
            <text:p>6.595833</text:p>
          </table:table-cell>
          <table:table-cell office:value-type="float" office:value="6.640471475" calcext:value-type="float">
            <text:p>6.64047147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99264" calcext:value-type="float">
            <text:p>6.699264</text:p>
          </table:table-cell>
          <table:table-cell office:value-type="float" office:value="6.6405315" calcext:value-type="float">
            <text:p>6.640531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15449" calcext:value-type="float">
            <text:p>6.715449</text:p>
          </table:table-cell>
          <table:table-cell office:value-type="float" office:value="6.635973975" calcext:value-type="float">
            <text:p>6.63597397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595937" calcext:value-type="float">
            <text:p>6.595937</text:p>
          </table:table-cell>
          <table:table-cell office:value-type="float" office:value="6.631261625" calcext:value-type="float">
            <text:p>6.63126162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236149" calcext:value-type="float">
            <text:p>6.236149</text:p>
          </table:table-cell>
          <table:table-cell office:value-type="float" office:value="6.63225895" calcext:value-type="float">
            <text:p>6.6322589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613264" calcext:value-type="float">
            <text:p>4.613264</text:p>
          </table:table-cell>
          <table:table-cell office:value-type="float" office:value="6.64495905" calcext:value-type="float">
            <text:p>6.6449590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500279" calcext:value-type="float">
            <text:p>7.500279</text:p>
          </table:table-cell>
          <table:table-cell office:value-type="float" office:value="6.697088475" calcext:value-type="float">
            <text:p>6.6970884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519479" calcext:value-type="float">
            <text:p>6.519479</text:p>
          </table:table-cell>
          <table:table-cell office:value-type="float" office:value="6.670718375" calcext:value-type="float">
            <text:p>6.67071837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275228" calcext:value-type="float">
            <text:p>6.275228</text:p>
          </table:table-cell>
          <table:table-cell office:value-type="float" office:value="6.66146045" calcext:value-type="float">
            <text:p>6.6614604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274733" calcext:value-type="float">
            <text:p>6.274733</text:p>
          </table:table-cell>
          <table:table-cell office:value-type="float" office:value="6.65613685" calcext:value-type="float">
            <text:p>6.6561368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387934" calcext:value-type="float">
            <text:p>6.387934</text:p>
          </table:table-cell>
          <table:table-cell office:value-type="float" office:value="6.655231975" calcext:value-type="float">
            <text:p>6.65523197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517579" calcext:value-type="float">
            <text:p>6.517579</text:p>
          </table:table-cell>
          <table:table-cell office:value-type="float" office:value="6.6574287" calcext:value-type="float">
            <text:p>6.657428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596983" calcext:value-type="float">
            <text:p>6.596983</text:p>
          </table:table-cell>
          <table:table-cell office:value-type="float" office:value="6.65562745" calcext:value-type="float">
            <text:p>6.6556274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598682" calcext:value-type="float">
            <text:p>6.598682</text:p>
          </table:table-cell>
          <table:table-cell office:value-type="float" office:value="6.6518411" calcext:value-type="float">
            <text:p>6.651841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552205" calcext:value-type="float">
            <text:p>6.552205</text:p>
          </table:table-cell>
          <table:table-cell office:value-type="float" office:value="6.658704325" calcext:value-type="float">
            <text:p>6.65870432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528936" calcext:value-type="float">
            <text:p>6.528936</text:p>
          </table:table-cell>
          <table:table-cell office:value-type="float" office:value="6.655747625" calcext:value-type="float">
            <text:p>6.65574762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575137" calcext:value-type="float">
            <text:p>6.575137</text:p>
          </table:table-cell>
          <table:table-cell office:value-type="float" office:value="6.651313575" calcext:value-type="float">
            <text:p>6.65131357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58353" calcext:value-type="float">
            <text:p>6.658353</text:p>
          </table:table-cell>
          <table:table-cell office:value-type="float" office:value="6.647887525" calcext:value-type="float">
            <text:p>6.64788752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09653" calcext:value-type="float">
            <text:p>6.709653</text:p>
          </table:table-cell>
          <table:table-cell office:value-type="float" office:value="6.6440175" calcext:value-type="float">
            <text:p>6.644017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11356" calcext:value-type="float">
            <text:p>6.711356</text:p>
          </table:table-cell>
          <table:table-cell office:value-type="float" office:value="6.638776825" calcext:value-type="float">
            <text:p>6.63877682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02374" calcext:value-type="float">
            <text:p>6.702374</text:p>
          </table:table-cell>
          <table:table-cell office:value-type="float" office:value="6.633720525" calcext:value-type="float">
            <text:p>6.63372052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13906" calcext:value-type="float">
            <text:p>6.713906</text:p>
          </table:table-cell>
          <table:table-cell office:value-type="float" office:value="6.630562375" calcext:value-type="float">
            <text:p>6.63056237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4748" calcext:value-type="float">
            <text:p>6.74748</text:p>
          </table:table-cell>
          <table:table-cell office:value-type="float" office:value="6.628668875" calcext:value-type="float">
            <text:p>6.62866887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91988" calcext:value-type="float">
            <text:p>6.791988</text:p>
          </table:table-cell>
          <table:table-cell office:value-type="float" office:value="6.625880075" calcext:value-type="float">
            <text:p>6.62588007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829778" calcext:value-type="float">
            <text:p>6.829778</text:p>
          </table:table-cell>
          <table:table-cell office:value-type="float" office:value="6.621020525" calcext:value-type="float">
            <text:p>6.62102052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850865" calcext:value-type="float">
            <text:p>6.850865</text:p>
          </table:table-cell>
          <table:table-cell office:value-type="float" office:value="6.61504345" calcext:value-type="float">
            <text:p>6.6150434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858246" calcext:value-type="float">
            <text:p>6.858246</text:p>
          </table:table-cell>
          <table:table-cell office:value-type="float" office:value="6.60987105" calcext:value-type="float">
            <text:p>6.6098710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850003" calcext:value-type="float">
            <text:p>6.850003</text:p>
          </table:table-cell>
          <table:table-cell office:value-type="float" office:value="6.60657845" calcext:value-type="float">
            <text:p>6.6065784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829348" calcext:value-type="float">
            <text:p>6.829348</text:p>
          </table:table-cell>
          <table:table-cell office:value-type="float" office:value="6.604883" calcext:value-type="float">
            <text:p>6.60488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819313" calcext:value-type="float">
            <text:p>6.819313</text:p>
          </table:table-cell>
          <table:table-cell office:value-type="float" office:value="6.60383455" calcext:value-type="float">
            <text:p>6.6038345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827901" calcext:value-type="float">
            <text:p>6.827901</text:p>
          </table:table-cell>
          <table:table-cell office:value-type="float" office:value="6.602751725" calcext:value-type="float">
            <text:p>6.60275172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32114" calcext:value-type="float">
            <text:p>6.832114</text:p>
          </table:table-cell>
          <table:table-cell office:value-type="float" office:value="6.6018433" calcext:value-type="float">
            <text:p>6.601843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816584" calcext:value-type="float">
            <text:p>6.816584</text:p>
          </table:table-cell>
          <table:table-cell office:value-type="float" office:value="6.6018374" calcext:value-type="float">
            <text:p>6.6018374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86843" calcext:value-type="float">
            <text:p>6.786843</text:p>
          </table:table-cell>
          <table:table-cell office:value-type="float" office:value="6.6030307" calcext:value-type="float">
            <text:p>6.603030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55449" calcext:value-type="float">
            <text:p>6.755449</text:p>
          </table:table-cell>
          <table:table-cell office:value-type="float" office:value="6.605171975" calcext:value-type="float">
            <text:p>6.60517197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4279" calcext:value-type="float">
            <text:p>6.74279</text:p>
          </table:table-cell>
          <table:table-cell office:value-type="float" office:value="6.60793685" calcext:value-type="float">
            <text:p>6.6079368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58754" calcext:value-type="float">
            <text:p>6.758754</text:p>
          </table:table-cell>
          <table:table-cell office:value-type="float" office:value="6.61085275" calcext:value-type="float">
            <text:p>6.6108527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78337" calcext:value-type="float">
            <text:p>6.778337</text:p>
          </table:table-cell>
          <table:table-cell office:value-type="float" office:value="6.613236925" calcext:value-type="float">
            <text:p>6.61323692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64533" calcext:value-type="float">
            <text:p>6.764533</text:p>
          </table:table-cell>
          <table:table-cell office:value-type="float" office:value="6.614922875" calcext:value-type="float">
            <text:p>6.61492287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9982" calcext:value-type="float">
            <text:p>6.69982</text:p>
          </table:table-cell>
          <table:table-cell office:value-type="float" office:value="6.61680505" calcext:value-type="float">
            <text:p>6.6168050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598234" calcext:value-type="float">
            <text:p>6.598234</text:p>
          </table:table-cell>
          <table:table-cell office:value-type="float" office:value="6.620282825" calcext:value-type="float">
            <text:p>6.62028282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16963" calcext:value-type="float">
            <text:p>6.516963</text:p>
          </table:table-cell>
          <table:table-cell office:value-type="float" office:value="6.62603345" calcext:value-type="float">
            <text:p>6.6260334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26955" calcext:value-type="float">
            <text:p>6.526955</text:p>
          </table:table-cell>
          <table:table-cell office:value-type="float" office:value="6.63309565" calcext:value-type="float">
            <text:p>6.6330956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63583" calcext:value-type="float">
            <text:p>6.63583</text:p>
          </table:table-cell>
          <table:table-cell office:value-type="float" office:value="6.639159075" calcext:value-type="float">
            <text:p>6.63915907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44153" calcext:value-type="float">
            <text:p>6.744153</text:p>
          </table:table-cell>
          <table:table-cell office:value-type="float" office:value="6.6420853" calcext:value-type="float">
            <text:p>6.642085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698441" calcext:value-type="float">
            <text:p>6.698441</text:p>
          </table:table-cell>
          <table:table-cell office:value-type="float" office:value="6.641867675" calcext:value-type="float">
            <text:p>6.64186767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445475" calcext:value-type="float">
            <text:p>6.445475</text:p>
          </table:table-cell>
          <table:table-cell office:value-type="float" office:value="6.641774975" calcext:value-type="float">
            <text:p>6.64177497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149162" calcext:value-type="float">
            <text:p>6.149162</text:p>
          </table:table-cell>
          <table:table-cell office:value-type="float" office:value="6.646484825" calcext:value-type="float">
            <text:p>6.64648482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062284" calcext:value-type="float">
            <text:p>6.062284</text:p>
          </table:table-cell>
          <table:table-cell office:value-type="float" office:value="6.6573946" calcext:value-type="float">
            <text:p>6.657394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238538" calcext:value-type="float">
            <text:p>6.238538</text:p>
          </table:table-cell>
          <table:table-cell office:value-type="float" office:value="6.670288075" calcext:value-type="float">
            <text:p>6.67028807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475803" calcext:value-type="float">
            <text:p>6.475803</text:p>
          </table:table-cell>
          <table:table-cell office:value-type="float" office:value="6.67921735" calcext:value-type="float">
            <text:p>6.6792173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445529" calcext:value-type="float">
            <text:p>6.445529</text:p>
          </table:table-cell>
          <table:table-cell office:value-type="float" office:value="6.68223965" calcext:value-type="float">
            <text:p>6.6822396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445529" calcext:value-type="float">
            <text:p>6.445529</text:p>
          </table:table-cell>
          <table:table-cell office:value-type="float" office:value="6.685326325" calcext:value-type="float">
            <text:p>6.68532632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873211" calcext:value-type="float">
            <text:p>6.873211</text:p>
          </table:table-cell>
          <table:table-cell office:value-type="float" office:value="6.68773" calcext:value-type="float">
            <text:p>6.6877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433937" calcext:value-type="float">
            <text:p>6.433937</text:p>
          </table:table-cell>
          <table:table-cell office:value-type="float" office:value="6.679447125" calcext:value-type="float">
            <text:p>6.67944712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351574" calcext:value-type="float">
            <text:p>6.351574</text:p>
          </table:table-cell>
          <table:table-cell office:value-type="float" office:value="6.681974375" calcext:value-type="float">
            <text:p>6.68197437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438095" calcext:value-type="float">
            <text:p>6.438095</text:p>
          </table:table-cell>
          <table:table-cell office:value-type="float" office:value="6.683669225" calcext:value-type="float">
            <text:p>6.68366922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503552" calcext:value-type="float">
            <text:p>6.503552</text:p>
          </table:table-cell>
          <table:table-cell office:value-type="float" office:value="6.676956475" calcext:value-type="float">
            <text:p>6.67695647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500026" calcext:value-type="float">
            <text:p>6.500026</text:p>
          </table:table-cell>
          <table:table-cell office:value-type="float" office:value="6.665163025" calcext:value-type="float">
            <text:p>6.66516302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509104" calcext:value-type="float">
            <text:p>6.509104</text:p>
          </table:table-cell>
          <table:table-cell office:value-type="float" office:value="6.669865" calcext:value-type="float">
            <text:p>6.66986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576048" calcext:value-type="float">
            <text:p>6.576048</text:p>
          </table:table-cell>
          <table:table-cell office:value-type="float" office:value="6.623336575" calcext:value-type="float">
            <text:p>6.62333657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38166" calcext:value-type="float">
            <text:p>6.638166</text:p>
          </table:table-cell>
          <table:table-cell office:value-type="float" office:value="6.613195575" calcext:value-type="float">
            <text:p>6.61319557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35928" calcext:value-type="float">
            <text:p>6.635928</text:p>
          </table:table-cell>
          <table:table-cell office:value-type="float" office:value="6.611311325" calcext:value-type="float">
            <text:p>6.61131132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597606" calcext:value-type="float">
            <text:p>6.597606</text:p>
          </table:table-cell>
          <table:table-cell office:value-type="float" office:value="6.611359" calcext:value-type="float">
            <text:p>6.611359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590695" calcext:value-type="float">
            <text:p>6.590695</text:p>
          </table:table-cell>
          <table:table-cell office:value-type="float" office:value="6.6107097" calcext:value-type="float">
            <text:p>6.610709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43969" calcext:value-type="float">
            <text:p>6.643969</text:p>
          </table:table-cell>
          <table:table-cell office:value-type="float" office:value="6.6076493" calcext:value-type="float">
            <text:p>6.607649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26542" calcext:value-type="float">
            <text:p>6.726542</text:p>
          </table:table-cell>
          <table:table-cell office:value-type="float" office:value="6.6013763" calcext:value-type="float">
            <text:p>6.601376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82185" calcext:value-type="float">
            <text:p>6.782185</text:p>
          </table:table-cell>
          <table:table-cell office:value-type="float" office:value="6.5932515" calcext:value-type="float">
            <text:p>6.593251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8741" calcext:value-type="float">
            <text:p>6.78741</text:p>
          </table:table-cell>
          <table:table-cell office:value-type="float" office:value="6.58606425" calcext:value-type="float">
            <text:p>6.5860642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76" calcext:value-type="float">
            <text:p>6.776</text:p>
          </table:table-cell>
          <table:table-cell office:value-type="float" office:value="6.581388975" calcext:value-type="float">
            <text:p>6.58138897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91564" calcext:value-type="float">
            <text:p>6.791564</text:p>
          </table:table-cell>
          <table:table-cell office:value-type="float" office:value="6.578291275" calcext:value-type="float">
            <text:p>6.57829127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831878" calcext:value-type="float">
            <text:p>6.831878</text:p>
          </table:table-cell>
          <table:table-cell office:value-type="float" office:value="6.574837775" calcext:value-type="float">
            <text:p>6.57483777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864316" calcext:value-type="float">
            <text:p>6.864316</text:p>
          </table:table-cell>
          <table:table-cell office:value-type="float" office:value="6.570388675" calcext:value-type="float">
            <text:p>6.57038867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872494" calcext:value-type="float">
            <text:p>6.872494</text:p>
          </table:table-cell>
          <table:table-cell office:value-type="float" office:value="6.56589675" calcext:value-type="float">
            <text:p>6.5658967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866044" calcext:value-type="float">
            <text:p>6.866044</text:p>
          </table:table-cell>
          <table:table-cell office:value-type="float" office:value="6.56243495" calcext:value-type="float">
            <text:p>6.5624349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859426" calcext:value-type="float">
            <text:p>6.859426</text:p>
          </table:table-cell>
          <table:table-cell office:value-type="float" office:value="6.5601103" calcext:value-type="float">
            <text:p>6.5601103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854121" calcext:value-type="float">
            <text:p>6.854121</text:p>
          </table:table-cell>
          <table:table-cell office:value-type="float" office:value="6.5582503" calcext:value-type="float">
            <text:p>6.5582503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45775" calcext:value-type="float">
            <text:p>6.845775</text:p>
          </table:table-cell>
          <table:table-cell office:value-type="float" office:value="6.556473325" calcext:value-type="float">
            <text:p>6.55647332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83982" calcext:value-type="float">
            <text:p>6.83982</text:p>
          </table:table-cell>
          <table:table-cell office:value-type="float" office:value="6.555310975" calcext:value-type="float">
            <text:p>6.55531097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38931" calcext:value-type="float">
            <text:p>6.838931</text:p>
          </table:table-cell>
          <table:table-cell office:value-type="float" office:value="6.555240475" calcext:value-type="float">
            <text:p>6.55524047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28259" calcext:value-type="float">
            <text:p>6.828259</text:p>
          </table:table-cell>
          <table:table-cell office:value-type="float" office:value="6.55574035" calcext:value-type="float">
            <text:p>6.5557403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99451" calcext:value-type="float">
            <text:p>6.799451</text:p>
          </table:table-cell>
          <table:table-cell office:value-type="float" office:value="6.55619235" calcext:value-type="float">
            <text:p>6.5561923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69492" calcext:value-type="float">
            <text:p>6.769492</text:p>
          </table:table-cell>
          <table:table-cell office:value-type="float" office:value="6.556827275" calcext:value-type="float">
            <text:p>6.55682727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52879" calcext:value-type="float">
            <text:p>6.752879</text:p>
          </table:table-cell>
          <table:table-cell office:value-type="float" office:value="6.55802125" calcext:value-type="float">
            <text:p>6.5580212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35448" calcext:value-type="float">
            <text:p>6.735448</text:p>
          </table:table-cell>
          <table:table-cell office:value-type="float" office:value="6.559666675" calcext:value-type="float">
            <text:p>6.55966667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94733" calcext:value-type="float">
            <text:p>6.694733</text:p>
          </table:table-cell>
          <table:table-cell office:value-type="float" office:value="6.561843" calcext:value-type="float">
            <text:p>6.56184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33869" calcext:value-type="float">
            <text:p>6.633869</text:p>
          </table:table-cell>
          <table:table-cell office:value-type="float" office:value="6.565182925" calcext:value-type="float">
            <text:p>6.5651829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585553" calcext:value-type="float">
            <text:p>6.585553</text:p>
          </table:table-cell>
          <table:table-cell office:value-type="float" office:value="6.56998095" calcext:value-type="float">
            <text:p>6.5699809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578023" calcext:value-type="float">
            <text:p>6.578023</text:p>
          </table:table-cell>
          <table:table-cell office:value-type="float" office:value="6.575450375" calcext:value-type="float">
            <text:p>6.57545037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595709" calcext:value-type="float">
            <text:p>6.595709</text:p>
          </table:table-cell>
          <table:table-cell office:value-type="float" office:value="6.580434225" calcext:value-type="float">
            <text:p>6.58043422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596695" calcext:value-type="float">
            <text:p>6.596695</text:p>
          </table:table-cell>
          <table:table-cell office:value-type="float" office:value="6.584625575" calcext:value-type="float">
            <text:p>6.58462557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568996" calcext:value-type="float">
            <text:p>6.568996</text:p>
          </table:table-cell>
          <table:table-cell office:value-type="float" office:value="6.588496275" calcext:value-type="float">
            <text:p>6.58849627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541676" calcext:value-type="float">
            <text:p>6.541676</text:p>
          </table:table-cell>
          <table:table-cell office:value-type="float" office:value="6.5924022" calcext:value-type="float">
            <text:p>6.592402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541896" calcext:value-type="float">
            <text:p>6.541896</text:p>
          </table:table-cell>
          <table:table-cell office:value-type="float" office:value="6.5962988" calcext:value-type="float">
            <text:p>6.596298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535027" calcext:value-type="float">
            <text:p>6.535027</text:p>
          </table:table-cell>
          <table:table-cell office:value-type="float" office:value="6.59973585" calcext:value-type="float">
            <text:p>6.5997358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419368" calcext:value-type="float">
            <text:p>6.419368</text:p>
          </table:table-cell>
          <table:table-cell office:value-type="float" office:value="6.602412875" calcext:value-type="float">
            <text:p>6.60241287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169585" calcext:value-type="float">
            <text:p>6.169585</text:p>
          </table:table-cell>
          <table:table-cell office:value-type="float" office:value="6.605832675" calcext:value-type="float">
            <text:p>6.60583267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031814" calcext:value-type="float">
            <text:p>6.031814</text:p>
          </table:table-cell>
          <table:table-cell office:value-type="float" office:value="6.6126341" calcext:value-type="float">
            <text:p>6.612634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88105" calcext:value-type="float">
            <text:p>6.688105</text:p>
          </table:table-cell>
          <table:table-cell office:value-type="float" office:value="6.62087335" calcext:value-type="float">
            <text:p>6.6208733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647967" calcext:value-type="float">
            <text:p>4.647967</text:p>
          </table:table-cell>
          <table:table-cell office:value-type="float" office:value="6.613012675" calcext:value-type="float">
            <text:p>6.61301267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170408" calcext:value-type="float">
            <text:p>6.170408</text:p>
          </table:table-cell>
          <table:table-cell office:value-type="float" office:value="6.6585658" calcext:value-type="float">
            <text:p>6.6585658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62796" calcext:value-type="float">
            <text:p>6.562796</text:p>
          </table:table-cell>
          <table:table-cell office:value-type="float" office:value="6.66870565" calcext:value-type="float">
            <text:p>6.6687056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37835" calcext:value-type="float">
            <text:p>6.637835</text:p>
          </table:table-cell>
          <table:table-cell office:value-type="float" office:value="6.670564375" calcext:value-type="float">
            <text:p>6.67056437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571634" calcext:value-type="float">
            <text:p>6.571634</text:p>
          </table:table-cell>
          <table:table-cell office:value-type="float" office:value="6.6708707" calcext:value-type="float">
            <text:p>6.670870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468279" calcext:value-type="float">
            <text:p>6.468279</text:p>
          </table:table-cell>
          <table:table-cell office:value-type="float" office:value="6.672149025" calcext:value-type="float">
            <text:p>6.67214902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393049" calcext:value-type="float">
            <text:p>6.393049</text:p>
          </table:table-cell>
          <table:table-cell office:value-type="float" office:value="6.67532895" calcext:value-type="float">
            <text:p>6.6753289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40155" calcext:value-type="float">
            <text:p>6.40155</text:p>
          </table:table-cell>
          <table:table-cell office:value-type="float" office:value="6.6883896" calcext:value-type="float">
            <text:p>6.6883896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494695" calcext:value-type="float">
            <text:p>6.494695</text:p>
          </table:table-cell>
          <table:table-cell office:value-type="float" office:value="6.693129" calcext:value-type="float">
            <text:p>6.693129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00399" calcext:value-type="float">
            <text:p>6.600399</text:p>
          </table:table-cell>
          <table:table-cell office:value-type="float" office:value="6.700091475" calcext:value-type="float">
            <text:p>6.70009147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52092" calcext:value-type="float">
            <text:p>6.652092</text:p>
          </table:table-cell>
          <table:table-cell office:value-type="float" office:value="6.7060729" calcext:value-type="float">
            <text:p>6.7060729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53424" calcext:value-type="float">
            <text:p>6.653424</text:p>
          </table:table-cell>
          <table:table-cell office:value-type="float" office:value="6.708116225" calcext:value-type="float">
            <text:p>6.70811622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53914" calcext:value-type="float">
            <text:p>6.653914</text:p>
          </table:table-cell>
          <table:table-cell office:value-type="float" office:value="6.704753425" calcext:value-type="float">
            <text:p>6.70475342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84639" calcext:value-type="float">
            <text:p>6.684639</text:p>
          </table:table-cell>
          <table:table-cell office:value-type="float" office:value="6.697739725" calcext:value-type="float">
            <text:p>6.69773972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34022" calcext:value-type="float">
            <text:p>6.734022</text:p>
          </table:table-cell>
          <table:table-cell office:value-type="float" office:value="6.6907049" calcext:value-type="float">
            <text:p>6.6907049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73058" calcext:value-type="float">
            <text:p>6.773058</text:p>
          </table:table-cell>
          <table:table-cell office:value-type="float" office:value="6.6855376" calcext:value-type="float">
            <text:p>6.6855376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85026" calcext:value-type="float">
            <text:p>6.785026</text:p>
          </table:table-cell>
          <table:table-cell office:value-type="float" office:value="6.681801775" calcext:value-type="float">
            <text:p>6.68180177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83042" calcext:value-type="float">
            <text:p>6.783042</text:p>
          </table:table-cell>
          <table:table-cell office:value-type="float" office:value="6.678739825" calcext:value-type="float">
            <text:p>6.67873982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99281" calcext:value-type="float">
            <text:p>6.799281</text:p>
          </table:table-cell>
          <table:table-cell office:value-type="float" office:value="6.676016" calcext:value-type="float">
            <text:p>6.676016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837" calcext:value-type="float">
            <text:p>6.837</text:p>
          </table:table-cell>
          <table:table-cell office:value-type="float" office:value="6.6732902" calcext:value-type="float">
            <text:p>6.673290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858926" calcext:value-type="float">
            <text:p>6.858926</text:p>
          </table:table-cell>
          <table:table-cell office:value-type="float" office:value="6.670480675" calcext:value-type="float">
            <text:p>6.67048067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846339" calcext:value-type="float">
            <text:p>6.846339</text:p>
          </table:table-cell>
          <table:table-cell office:value-type="float" office:value="6.667989125" calcext:value-type="float">
            <text:p>6.66798912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824848" calcext:value-type="float">
            <text:p>6.824848</text:p>
          </table:table-cell>
          <table:table-cell office:value-type="float" office:value="6.6658758" calcext:value-type="float">
            <text:p>6.665875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817251" calcext:value-type="float">
            <text:p>6.817251</text:p>
          </table:table-cell>
          <table:table-cell office:value-type="float" office:value="6.66351665" calcext:value-type="float">
            <text:p>6.6635166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818696" calcext:value-type="float">
            <text:p>6.818696</text:p>
          </table:table-cell>
          <table:table-cell office:value-type="float" office:value="6.660767825" calcext:value-type="float">
            <text:p>6.66076782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822501" calcext:value-type="float">
            <text:p>6.822501</text:p>
          </table:table-cell>
          <table:table-cell office:value-type="float" office:value="6.658691875" calcext:value-type="float">
            <text:p>6.65869187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82833" calcext:value-type="float">
            <text:p>6.82833</text:p>
          </table:table-cell>
          <table:table-cell office:value-type="float" office:value="6.6582734" calcext:value-type="float">
            <text:p>6.658273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82579" calcext:value-type="float">
            <text:p>6.82579</text:p>
          </table:table-cell>
          <table:table-cell office:value-type="float" office:value="6.659056" calcext:value-type="float">
            <text:p>6.659056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80433" calcext:value-type="float">
            <text:p>6.80433</text:p>
          </table:table-cell>
          <table:table-cell office:value-type="float" office:value="6.659902925" calcext:value-type="float">
            <text:p>6.65990292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77377" calcext:value-type="float">
            <text:p>6.777377</text:p>
          </table:table-cell>
          <table:table-cell office:value-type="float" office:value="6.6606299" calcext:value-type="float">
            <text:p>6.6606299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63363" calcext:value-type="float">
            <text:p>6.763363</text:p>
          </table:table-cell>
          <table:table-cell office:value-type="float" office:value="6.6620537" calcext:value-type="float">
            <text:p>6.662053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51523" calcext:value-type="float">
            <text:p>6.751523</text:p>
          </table:table-cell>
          <table:table-cell office:value-type="float" office:value="6.66470235" calcext:value-type="float">
            <text:p>6.6647023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25233" calcext:value-type="float">
            <text:p>6.725233</text:p>
          </table:table-cell>
          <table:table-cell office:value-type="float" office:value="6.668250675" calcext:value-type="float">
            <text:p>6.66825067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9754" calcext:value-type="float">
            <text:p>6.69754</text:p>
          </table:table-cell>
          <table:table-cell office:value-type="float" office:value="6.67207315" calcext:value-type="float">
            <text:p>6.6720731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79378" calcext:value-type="float">
            <text:p>6.679378</text:p>
          </table:table-cell>
          <table:table-cell office:value-type="float" office:value="6.675792825" calcext:value-type="float">
            <text:p>6.67579282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42108" calcext:value-type="float">
            <text:p>6.642108</text:p>
          </table:table-cell>
          <table:table-cell office:value-type="float" office:value="6.6793885" calcext:value-type="float">
            <text:p>6.679388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5616" calcext:value-type="float">
            <text:p>6.55616</text:p>
          </table:table-cell>
          <table:table-cell office:value-type="float" office:value="6.68326655" calcext:value-type="float">
            <text:p>6.6832665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441642" calcext:value-type="float">
            <text:p>6.441642</text:p>
          </table:table-cell>
          <table:table-cell office:value-type="float" office:value="6.688397125" calcext:value-type="float">
            <text:p>6.68839712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361384" calcext:value-type="float">
            <text:p>6.361384</text:p>
          </table:table-cell>
          <table:table-cell office:value-type="float" office:value="6.6957788" calcext:value-type="float">
            <text:p>6.6957788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373678" calcext:value-type="float">
            <text:p>6.373678</text:p>
          </table:table-cell>
          <table:table-cell office:value-type="float" office:value="6.704898375" calcext:value-type="float">
            <text:p>6.70489837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470092" calcext:value-type="float">
            <text:p>6.470092</text:p>
          </table:table-cell>
          <table:table-cell office:value-type="float" office:value="6.71313305" calcext:value-type="float">
            <text:p>6.7131330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576002" calcext:value-type="float">
            <text:p>6.576002</text:p>
          </table:table-cell>
          <table:table-cell office:value-type="float" office:value="6.718074225" calcext:value-type="float">
            <text:p>6.71807422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37145" calcext:value-type="float">
            <text:p>6.637145</text:p>
          </table:table-cell>
          <table:table-cell office:value-type="float" office:value="6.719917775" calcext:value-type="float">
            <text:p>6.71991777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50088" calcext:value-type="float">
            <text:p>6.650088</text:p>
          </table:table-cell>
          <table:table-cell office:value-type="float" office:value="6.7202349" calcext:value-type="float">
            <text:p>6.7202349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22767" calcext:value-type="float">
            <text:p>6.622767</text:p>
          </table:table-cell>
          <table:table-cell office:value-type="float" office:value="6.719751625" calcext:value-type="float">
            <text:p>6.71975162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595476" calcext:value-type="float">
            <text:p>6.595476</text:p>
          </table:table-cell>
          <table:table-cell office:value-type="float" office:value="6.718558625" calcext:value-type="float">
            <text:p>6.7185586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915475" calcext:value-type="float">
            <text:p>6.915475</text:p>
          </table:table-cell>
          <table:table-cell office:value-type="float" office:value="6.716651675" calcext:value-type="float">
            <text:p>6.71665167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591126" calcext:value-type="float">
            <text:p>6.591126</text:p>
          </table:table-cell>
          <table:table-cell office:value-type="float" office:value="6.706394" calcext:value-type="float">
            <text:p>6.706394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73194" calcext:value-type="float">
            <text:p>6.773194</text:p>
          </table:table-cell>
          <table:table-cell office:value-type="float" office:value="6.704186275" calcext:value-type="float">
            <text:p>6.70418627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839656" calcext:value-type="float">
            <text:p>6.839656</text:p>
          </table:table-cell>
          <table:table-cell office:value-type="float" office:value="6.695840325" calcext:value-type="float">
            <text:p>6.69584032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33825" calcext:value-type="float">
            <text:p>6.733825</text:p>
          </table:table-cell>
          <table:table-cell office:value-type="float" office:value="6.68295285" calcext:value-type="float">
            <text:p>6.6829528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518912" calcext:value-type="float">
            <text:p>6.518912</text:p>
          </table:table-cell>
          <table:table-cell office:value-type="float" office:value="6.67139205" calcext:value-type="float">
            <text:p>6.6713920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373366" calcext:value-type="float">
            <text:p>6.373366</text:p>
          </table:table-cell>
          <table:table-cell office:value-type="float" office:value="6.6675272" calcext:value-type="float">
            <text:p>6.6675272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403246" calcext:value-type="float">
            <text:p>6.403246</text:p>
          </table:table-cell>
          <table:table-cell office:value-type="float" office:value="6.6745256" calcext:value-type="float">
            <text:p>6.6745256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52733" calcext:value-type="float">
            <text:p>6.52733</text:p>
          </table:table-cell>
          <table:table-cell office:value-type="float" office:value="6.6530894" calcext:value-type="float">
            <text:p>6.6530894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23625" calcext:value-type="float">
            <text:p>6.623625</text:p>
          </table:table-cell>
          <table:table-cell office:value-type="float" office:value="6.641501625" calcext:value-type="float">
            <text:p>6.64150162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62548" calcext:value-type="float">
            <text:p>6.662548</text:p>
          </table:table-cell>
          <table:table-cell office:value-type="float" office:value="6.6306233" calcext:value-type="float">
            <text:p>6.630623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74089" calcext:value-type="float">
            <text:p>6.674089</text:p>
          </table:table-cell>
          <table:table-cell office:value-type="float" office:value="6.6246849" calcext:value-type="float">
            <text:p>6.6246849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90249" calcext:value-type="float">
            <text:p>6.690249</text:p>
          </table:table-cell>
          <table:table-cell office:value-type="float" office:value="6.6237631" calcext:value-type="float">
            <text:p>6.6237631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24619" calcext:value-type="float">
            <text:p>6.724619</text:p>
          </table:table-cell>
          <table:table-cell office:value-type="float" office:value="6.6226842" calcext:value-type="float">
            <text:p>6.6226842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59264" calcext:value-type="float">
            <text:p>6.759264</text:p>
          </table:table-cell>
          <table:table-cell office:value-type="float" office:value="6.616922075" calcext:value-type="float">
            <text:p>6.61692207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61806" calcext:value-type="float">
            <text:p>6.761806</text:p>
          </table:table-cell>
          <table:table-cell office:value-type="float" office:value="6.6075739" calcext:value-type="float">
            <text:p>6.6075739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30482" calcext:value-type="float">
            <text:p>6.730482</text:p>
          </table:table-cell>
          <table:table-cell office:value-type="float" office:value="6.599240775" calcext:value-type="float">
            <text:p>6.59924077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07298" calcext:value-type="float">
            <text:p>6.707298</text:p>
          </table:table-cell>
          <table:table-cell office:value-type="float" office:value="6.59435585" calcext:value-type="float">
            <text:p>6.5943558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35658" calcext:value-type="float">
            <text:p>6.735658</text:p>
          </table:table-cell>
          <table:table-cell office:value-type="float" office:value="6.591896575" calcext:value-type="float">
            <text:p>6.59189657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805762" calcext:value-type="float">
            <text:p>6.805762</text:p>
          </table:table-cell>
          <table:table-cell office:value-type="float" office:value="6.59000495" calcext:value-type="float">
            <text:p>6.5900049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859634" calcext:value-type="float">
            <text:p>6.859634</text:p>
          </table:table-cell>
          <table:table-cell office:value-type="float" office:value="6.5878938" calcext:value-type="float">
            <text:p>6.5878938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59667" calcext:value-type="float">
            <text:p>6.859667</text:p>
          </table:table-cell>
          <table:table-cell office:value-type="float" office:value="6.585787725" calcext:value-type="float">
            <text:p>6.58578772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33409" calcext:value-type="float">
            <text:p>6.833409</text:p>
          </table:table-cell>
          <table:table-cell office:value-type="float" office:value="6.58400635" calcext:value-type="float">
            <text:p>6.5840063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834329" calcext:value-type="float">
            <text:p>6.834329</text:p>
          </table:table-cell>
          <table:table-cell office:value-type="float" office:value="6.5821603" calcext:value-type="float">
            <text:p>6.5821603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69309" calcext:value-type="float">
            <text:p>6.869309</text:p>
          </table:table-cell>
          <table:table-cell office:value-type="float" office:value="6.57938785" calcext:value-type="float">
            <text:p>6.5793878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893456" calcext:value-type="float">
            <text:p>6.893456</text:p>
          </table:table-cell>
          <table:table-cell office:value-type="float" office:value="6.575866125" calcext:value-type="float">
            <text:p>6.57586612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878132" calcext:value-type="float">
            <text:p>6.878132</text:p>
          </table:table-cell>
          <table:table-cell office:value-type="float" office:value="6.5750182" calcext:value-type="float">
            <text:p>6.5750182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846327" calcext:value-type="float">
            <text:p>6.846327</text:p>
          </table:table-cell>
          <table:table-cell office:value-type="float" office:value="6.589355875" calcext:value-type="float">
            <text:p>6.58935587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823205" calcext:value-type="float">
            <text:p>6.823205</text:p>
          </table:table-cell>
          <table:table-cell office:value-type="float" office:value="6.6550184" calcext:value-type="float">
            <text:p>6.6550184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9723" calcext:value-type="float">
            <text:p>6.79723</text:p>
          </table:table-cell>
          <table:table-cell office:value-type="float" office:value="6.833462975" calcext:value-type="float">
            <text:p>6.83346297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61383" calcext:value-type="float">
            <text:p>6.761383</text:p>
          </table:table-cell>
          <table:table-cell office:value-type="float" office:value="7.175563075" calcext:value-type="float">
            <text:p>7.17556307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36909" calcext:value-type="float">
            <text:p>6.736909</text:p>
          </table:table-cell>
          <table:table-cell office:value-type="float" office:value="7.677576075" calcext:value-type="float">
            <text:p>7.67757607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26167" calcext:value-type="float">
            <text:p>6.726167</text:p>
          </table:table-cell>
          <table:table-cell office:value-type="float" office:value="8.2471815" calcext:value-type="float">
            <text:p>8.247181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03065" calcext:value-type="float">
            <text:p>6.703065</text:p>
          </table:table-cell>
          <table:table-cell office:value-type="float" office:value="8.638318275" calcext:value-type="float">
            <text:p>8.63831827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67739" calcext:value-type="float">
            <text:p>6.667739</text:p>
          </table:table-cell>
          <table:table-cell office:value-type="float" office:value="9.0300326" calcext:value-type="float">
            <text:p>9.0300326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49744" calcext:value-type="float">
            <text:p>6.649744</text:p>
          </table:table-cell>
          <table:table-cell office:value-type="float" office:value="9.422630075" calcext:value-type="float">
            <text:p>9.42263007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4983" calcext:value-type="float">
            <text:p>6.64983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30757" calcext:value-type="float">
            <text:p>6.630757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575047" calcext:value-type="float">
            <text:p>6.57504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519198" calcext:value-type="float">
            <text:p>6.51919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505168" calcext:value-type="float">
            <text:p>6.5051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502817" calcext:value-type="float">
            <text:p>6.502817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439356" calcext:value-type="float">
            <text:p>6.439356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324157" calcext:value-type="float">
            <text:p>6.324157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271393" calcext:value-type="float">
            <text:p>6.271393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364318" calcext:value-type="float">
            <text:p>6.364318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53302" calcext:value-type="float">
            <text:p>6.65330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.545798" calcext:value-type="float">
            <text:p>5.545798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063819" calcext:value-type="float">
            <text:p>6.063819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188492" calcext:value-type="float">
            <text:p>6.188492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425012" calcext:value-type="float">
            <text:p>6.425012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637217" calcext:value-type="float">
            <text:p>6.637217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47093" calcext:value-type="float">
            <text:p>6.647093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494134" calcext:value-type="float">
            <text:p>6.494134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385337" calcext:value-type="float">
            <text:p>6.38533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428481" calcext:value-type="float">
            <text:p>6.428481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35085" calcext:value-type="float">
            <text:p>6.535085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08927" calcext:value-type="float">
            <text:p>6.608927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59993" calcext:value-type="float">
            <text:p>6.659993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21316" calcext:value-type="float">
            <text:p>6.721316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75391" calcext:value-type="float">
            <text:p>6.775391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88412" calcext:value-type="float">
            <text:p>6.788412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59567" calcext:value-type="float">
            <text:p>6.759567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23431" calcext:value-type="float">
            <text:p>6.723431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2844" calcext:value-type="float">
            <text:p>6.72844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59539" calcext:value-type="float">
            <text:p>6.859539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451639" calcext:value-type="float">
            <text:p>7.451639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.472828" calcext:value-type="float">
            <text:p>9.472828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3.960988" calcext:value-type="float">
            <text:p>13.960988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.481234" calcext:value-type="float">
            <text:p>20.481234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6.841903" calcext:value-type="float">
            <text:p>26.841903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9.521126" calcext:value-type="float">
            <text:p>29.521126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.371638" calcext:value-type="float">
            <text:p>22.3716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52:50.056666614</dc:date>
    <meta:document-statistic meta:table-count="1" meta:cell-count="2845" meta:object-count="0"/>
    <meta:generator>LibreOffice/4.2.7.2$Linux_X86_64 LibreOffice_project/420m0$Build-2</meta:generator>
  </office:meta>
</office:document-meta>
</file>